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5" table:default-cell-style-name="Default"/>
        <table:table-row table:style-name="ro1">
          <table:table-cell table:style-name="ce1" office:value-type="string" calcext:value-type="string">
            <text:p>taillepop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nbgen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4.090304" calcext:value-type="float">
            <text:p>54,090304</text:p>
          </table:table-cell>
          <table:table-cell office:value-type="float" office:value="49.9226398" calcext:value-type="float">
            <text:p>49,9226398</text:p>
          </table:table-cell>
          <table:table-cell office:value-type="float" office:value="48.555997" calcext:value-type="float">
            <text:p>48,555997</text:p>
          </table:table-cell>
          <table:table-cell/>
          <table:table-cell office:value-type="float" office:value="60.7141148" calcext:value-type="float">
            <text:p>60,7141148</text:p>
          </table:table-cell>
          <table:table-cell office:value-type="float" office:value="50.4128334" calcext:value-type="float">
            <text:p>50,4128334</text:p>
          </table:table-cell>
          <table:table-cell office:value-type="float" office:value="47.38662215" calcext:value-type="float">
            <text:p>47,3866221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2.8280269" calcext:value-type="float">
            <text:p>52,8280269</text:p>
          </table:table-cell>
          <table:table-cell office:value-type="float" office:value="49.3572937" calcext:value-type="float">
            <text:p>49,3572937</text:p>
          </table:table-cell>
          <table:table-cell office:value-type="float" office:value="48.18332935" calcext:value-type="float">
            <text:p>48,18332935</text:p>
          </table:table-cell>
          <table:table-cell/>
          <table:table-cell office:value-type="float" office:value="60.310504" calcext:value-type="float">
            <text:p>60,310504</text:p>
          </table:table-cell>
          <table:table-cell office:value-type="float" office:value="50.9891326" calcext:value-type="float">
            <text:p>50,9891326</text:p>
          </table:table-cell>
          <table:table-cell office:value-type="float" office:value="48.6723724" calcext:value-type="float">
            <text:p>48,672372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.0461616" calcext:value-type="float">
            <text:p>50,0461616</text:p>
          </table:table-cell>
          <table:table-cell office:value-type="float" office:value="47.63221855" calcext:value-type="float">
            <text:p>47,63221855</text:p>
          </table:table-cell>
          <table:table-cell office:value-type="float" office:value="47.77004765" calcext:value-type="float">
            <text:p>47,77004765</text:p>
          </table:table-cell>
          <table:table-cell/>
          <table:table-cell office:value-type="float" office:value="57.9987973" calcext:value-type="float">
            <text:p>57,9987973</text:p>
          </table:table-cell>
          <table:table-cell office:value-type="float" office:value="49.479353" calcext:value-type="float">
            <text:p>49,479353</text:p>
          </table:table-cell>
          <table:table-cell office:value-type="float" office:value="48.36652105" calcext:value-type="float">
            <text:p>48,3665210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1.292505" calcext:value-type="float">
            <text:p>51,292505</text:p>
          </table:table-cell>
          <table:table-cell office:value-type="float" office:value="50.7661824" calcext:value-type="float">
            <text:p>50,7661824</text:p>
          </table:table-cell>
          <table:table-cell office:value-type="float" office:value="47.2315194" calcext:value-type="float">
            <text:p>47,2315194</text:p>
          </table:table-cell>
          <table:table-cell/>
          <table:table-cell office:value-type="float" office:value="64.258875" calcext:value-type="float">
            <text:p>64,258875</text:p>
          </table:table-cell>
          <table:table-cell office:value-type="float" office:value="48.32403545" calcext:value-type="float">
            <text:p>48,32403545</text:p>
          </table:table-cell>
          <table:table-cell office:value-type="float" office:value="49.6843225" calcext:value-type="float">
            <text:p>49,684322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.586961" calcext:value-type="float">
            <text:p>50,586961</text:p>
          </table:table-cell>
          <table:table-cell office:value-type="float" office:value="51.4440707" calcext:value-type="float">
            <text:p>51,4440707</text:p>
          </table:table-cell>
          <table:table-cell office:value-type="float" office:value="49.5178627" calcext:value-type="float">
            <text:p>49,5178627</text:p>
          </table:table-cell>
          <table:table-cell/>
          <table:table-cell table:style-name="ce2" table:formula="of:=SUM([.F2:.F5])" office:value-type="float" office:value="243.2822911" calcext:value-type="float">
            <text:p>243,2822911</text:p>
          </table:table-cell>
          <table:table-cell table:style-name="ce2" table:formula="of:=SUM([.G2:.G5])" office:value-type="float" office:value="199.20535445" calcext:value-type="float">
            <text:p>199,20535445</text:p>
          </table:table-cell>
          <table:table-cell table:style-name="ce2" table:formula="of:=SUM([.H2:.H5])" office:value-type="float" office:value="194.1098381" calcext:value-type="float">
            <text:p>194,109838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1.658029" calcext:value-type="float">
            <text:p>51,658029</text:p>
          </table:table-cell>
          <table:table-cell office:value-type="float" office:value="48.4884574" calcext:value-type="float">
            <text:p>48,4884574</text:p>
          </table:table-cell>
          <table:table-cell office:value-type="float" office:value="48.7345563" calcext:value-type="float">
            <text:p>48,7345563</text:p>
          </table:table-cell>
          <table:table-cell/>
          <table:table-cell table:formula="of:=([.F6]/[.H6])*100" office:value-type="float" office:value="125.332282732969" calcext:value-type="float">
            <text:p>125,332282732969</text:p>
          </table:table-cell>
          <table:table-cell table:formula="of:=([.G6]/[.H6])*100" office:value-type="float" office:value="102.625068569361" calcext:value-type="float">
            <text:p>102,6250685693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9.5849239" calcext:value-type="float">
            <text:p>49,5849239</text:p>
          </table:table-cell>
          <table:table-cell office:value-type="float" office:value="46.371631" calcext:value-type="float">
            <text:p>46,371631</text:p>
          </table:table-cell>
          <table:table-cell office:value-type="float" office:value="47.4603738" calcext:value-type="float">
            <text:p>47,460373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0.4245549" calcext:value-type="float">
            <text:p>50,4245549</text:p>
          </table:table-cell>
          <table:table-cell office:value-type="float" office:value="49.62570425" calcext:value-type="float">
            <text:p>49,62570425</text:p>
          </table:table-cell>
          <table:table-cell office:value-type="float" office:value="47.08409215" calcext:value-type="float">
            <text:p>47,08409215</text:p>
          </table:table-cell>
          <table:table-cell table:number-columns-repeated="31"/>
        </table:table-row>
        <table:table-row table:style-name="ro1">
          <table:table-cell/>
          <table:table-cell table:style-name="ce2" table:formula="of:=SUM([.B2:.B9])" office:value-type="float" office:value="410.5114663" calcext:value-type="float">
            <text:p>410,5114663</text:p>
          </table:table-cell>
          <table:table-cell table:style-name="ce2" table:formula="of:=SUM([.C2:.C9])" office:value-type="float" office:value="393.6081978" calcext:value-type="float">
            <text:p>393,6081978</text:p>
          </table:table-cell>
          <table:table-cell table:style-name="ce2" table:formula="of:=SUM([.D2:.D9])" office:value-type="float" office:value="384.53777835" calcext:value-type="float">
            <text:p>384,53777835</text:p>
          </table:table-cell>
          <table:table-cell table:number-columns-repeated="31"/>
        </table:table-row>
        <table:table-row table:style-name="ro1">
          <table:table-cell/>
          <table:table-cell table:formula="of:=([.B10]/[.D10])*100" office:value-type="float" office:value="106.754521769343" calcext:value-type="float">
            <text:p>106,754521769343</text:p>
          </table:table-cell>
          <table:table-cell table:formula="of:=([.C10]/[.D10])*100" office:value-type="float" office:value="102.358785003887" calcext:value-type="float">
            <text:p>102,358785003887</text:p>
          </table:table-cell>
          <table:table-cell table:number-columns-repeated="32"/>
        </table:table-row>
        <table:table-row table:style-name="ro1">
          <table:table-cell table:number-columns-repeated="35"/>
        </table:table-row>
        <table:table-row table:style-name="ro1">
          <table:table-cell table:style-name="ce1" office:value-type="string" calcext:value-type="string">
            <text:p>nbclones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nbgeninj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9.8270702" calcext:value-type="float">
            <text:p>49,8270702</text:p>
          </table:table-cell>
          <table:table-cell office:value-type="float" office:value="47.5493398" calcext:value-type="float">
            <text:p>47,5493398</text:p>
          </table:table-cell>
          <table:table-cell office:value-type="float" office:value="47.36840685" calcext:value-type="float">
            <text:p>47,36840685</text:p>
          </table:table-cell>
          <table:table-cell table:style-name="ce1" office:value-type="string" calcext:value-type="string">
            <text:p>nbnou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3.91701295" calcext:value-type="float">
            <text:p>53,91701295</text:p>
          </table:table-cell>
          <table:table-cell office:value-type="float" office:value="49.2952081" calcext:value-type="float">
            <text:p>49,2952081</text:p>
          </table:table-cell>
          <table:table-cell office:value-type="float" office:value="46.72928555" calcext:value-type="float">
            <text:p>46,72928555</text:p>
          </table:table-cell>
          <table:table-cell/>
          <table:table-cell office:value-type="float" office:value="279.02817745" calcext:value-type="float">
            <text:p>279,02817745</text:p>
          </table:table-cell>
          <table:table-cell office:value-type="float" office:value="276.5757125" calcext:value-type="float">
            <text:p>276,5757125</text:p>
          </table:table-cell>
          <table:table-cell office:value-type="float" office:value="281.41026375" calcext:value-type="float">
            <text:p>281,41026375</text:p>
          </table:table-cell>
          <table:table-cell office:value-type="float" office:value="282.9651723" calcext:value-type="float">
            <text:p>282,9651723</text:p>
          </table:table-cell>
          <table:table-cell office:value-type="float" office:value="284.16073735" calcext:value-type="float">
            <text:p>284,16073735</text:p>
          </table:table-cell>
          <table:table-cell office:value-type="float" office:value="283.79300105" calcext:value-type="float">
            <text:p>283,79300105</text:p>
          </table:table-cell>
          <table:table-cell office:value-type="float" office:value="281.7064361" calcext:value-type="float">
            <text:p>281,7064361</text:p>
          </table:table-cell>
          <table:table-cell office:value-type="float" office:value="280.16873625" calcext:value-type="float">
            <text:p>280,16873625</text:p>
          </table:table-cell>
          <table:table-cell office:value-type="float" office:value="286.74219285" calcext:value-type="float">
            <text:p>286,7421928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.69407835" calcext:value-type="float">
            <text:p>50,69407835</text:p>
          </table:table-cell>
          <table:table-cell office:value-type="float" office:value="49.17159725" calcext:value-type="float">
            <text:p>49,17159725</text:p>
          </table:table-cell>
          <table:table-cell office:value-type="float" office:value="49.3579611" calcext:value-type="float">
            <text:p>49,3579611</text:p>
          </table:table-cell>
          <table:table-cell/>
          <table:table-cell office:value-type="float" office:value="220.23495395" calcext:value-type="float">
            <text:p>220,23495395</text:p>
          </table:table-cell>
          <table:table-cell office:value-type="float" office:value="229.2630998" calcext:value-type="float">
            <text:p>229,2630998</text:p>
          </table:table-cell>
          <table:table-cell office:value-type="float" office:value="221.07338945" calcext:value-type="float">
            <text:p>221,07338945</text:p>
          </table:table-cell>
          <table:table-cell office:value-type="float" office:value="223.7696475" calcext:value-type="float">
            <text:p>223,7696475</text:p>
          </table:table-cell>
          <table:table-cell office:value-type="float" office:value="229.68879225" calcext:value-type="float">
            <text:p>229,68879225</text:p>
          </table:table-cell>
          <table:table-cell office:value-type="float" office:value="223.4355169" calcext:value-type="float">
            <text:p>223,4355169</text:p>
          </table:table-cell>
          <table:table-cell office:value-type="float" office:value="213.81976305" calcext:value-type="float">
            <text:p>213,81976305</text:p>
          </table:table-cell>
          <table:table-cell office:value-type="float" office:value="221.55000335" calcext:value-type="float">
            <text:p>221,55000335</text:p>
          </table:table-cell>
          <table:table-cell office:value-type="float" office:value="221.34849075" calcext:value-type="float">
            <text:p>221,3484907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1.2309675" calcext:value-type="float">
            <text:p>51,2309675</text:p>
          </table:table-cell>
          <table:table-cell office:value-type="float" office:value="48.6143849" calcext:value-type="float">
            <text:p>48,6143849</text:p>
          </table:table-cell>
          <table:table-cell office:value-type="float" office:value="48.68762875" calcext:value-type="float">
            <text:p>48,68762875</text:p>
          </table:table-cell>
          <table:table-cell/>
          <table:table-cell office:value-type="float" office:value="265.53535595" calcext:value-type="float">
            <text:p>265,53535595</text:p>
          </table:table-cell>
          <table:table-cell office:value-type="float" office:value="269.6181121" calcext:value-type="float">
            <text:p>269,6181121</text:p>
          </table:table-cell>
          <table:table-cell office:value-type="float" office:value="259.42547455" calcext:value-type="float">
            <text:p>259,42547455</text:p>
          </table:table-cell>
          <table:table-cell office:value-type="float" office:value="265.16769125" calcext:value-type="float">
            <text:p>265,16769125</text:p>
          </table:table-cell>
          <table:table-cell office:value-type="float" office:value="258.9293032" calcext:value-type="float">
            <text:p>258,9293032</text:p>
          </table:table-cell>
          <table:table-cell office:value-type="float" office:value="253.39659555" calcext:value-type="float">
            <text:p>253,39659555</text:p>
          </table:table-cell>
          <table:table-cell office:value-type="float" office:value="264.70719375" calcext:value-type="float">
            <text:p>264,70719375</text:p>
          </table:table-cell>
          <table:table-cell office:value-type="float" office:value="267.4400941" calcext:value-type="float">
            <text:p>267,4400941</text:p>
          </table:table-cell>
          <table:table-cell office:value-type="float" office:value="265.42884435" calcext:value-type="float">
            <text:p>265,428844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8.005119" calcext:value-type="float">
            <text:p>48,005119</text:p>
          </table:table-cell>
          <table:table-cell office:value-type="float" office:value="48.3863895" calcext:value-type="float">
            <text:p>48,3863895</text:p>
          </table:table-cell>
          <table:table-cell office:value-type="float" office:value="47.3292383" calcext:value-type="float">
            <text:p>47,3292383</text:p>
          </table:table-cell>
          <table:table-cell/>
          <table:table-cell office:value-type="float" office:value="191.16626865" calcext:value-type="float">
            <text:p>191,16626865</text:p>
          </table:table-cell>
          <table:table-cell office:value-type="float" office:value="187.02320635" calcext:value-type="float">
            <text:p>187,02320635</text:p>
          </table:table-cell>
          <table:table-cell office:value-type="float" office:value="184.4863318" calcext:value-type="float">
            <text:p>184,4863318</text:p>
          </table:table-cell>
          <table:table-cell office:value-type="float" office:value="189.6030462" calcext:value-type="float">
            <text:p>189,6030462</text:p>
          </table:table-cell>
          <table:table-cell office:value-type="float" office:value="191.7768887" calcext:value-type="float">
            <text:p>191,7768887</text:p>
          </table:table-cell>
          <table:table-cell office:value-type="float" office:value="185.6423624" calcext:value-type="float">
            <text:p>185,6423624</text:p>
          </table:table-cell>
          <table:table-cell office:value-type="float" office:value="185.5962933" calcext:value-type="float">
            <text:p>185,5962933</text:p>
          </table:table-cell>
          <table:table-cell office:value-type="float" office:value="186.79399805" calcext:value-type="float">
            <text:p>186,79399805</text:p>
          </table:table-cell>
          <table:table-cell office:value-type="float" office:value="191.37127435" calcext:value-type="float">
            <text:p>191,371274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1.093779" calcext:value-type="float">
            <text:p>51,093779</text:p>
          </table:table-cell>
          <table:table-cell office:value-type="float" office:value="49.047587" calcext:value-type="float">
            <text:p>49,047587</text:p>
          </table:table-cell>
          <table:table-cell office:value-type="float" office:value="48.06827325" calcext:value-type="float">
            <text:p>48,06827325</text:p>
          </table:table-cell>
          <table:table-cell/>
          <table:table-cell office:value-type="float" office:value="286.32990315" calcext:value-type="float">
            <text:p>286,32990315</text:p>
          </table:table-cell>
          <table:table-cell office:value-type="float" office:value="288.4308571" calcext:value-type="float">
            <text:p>288,4308571</text:p>
          </table:table-cell>
          <table:table-cell office:value-type="float" office:value="288.6193959" calcext:value-type="float">
            <text:p>288,6193959</text:p>
          </table:table-cell>
          <table:table-cell office:value-type="float" office:value="288.61580585" calcext:value-type="float">
            <text:p>288,61580585</text:p>
          </table:table-cell>
          <table:table-cell office:value-type="float" office:value="292.5238371" calcext:value-type="float">
            <text:p>292,5238371</text:p>
          </table:table-cell>
          <table:table-cell office:value-type="float" office:value="295.7460384" calcext:value-type="float">
            <text:p>295,7460384</text:p>
          </table:table-cell>
          <table:table-cell office:value-type="float" office:value="289.3993557" calcext:value-type="float">
            <text:p>289,3993557</text:p>
          </table:table-cell>
          <table:table-cell office:value-type="float" office:value="294.7118787" calcext:value-type="float">
            <text:p>294,7118787</text:p>
          </table:table-cell>
          <table:table-cell office:value-type="float" office:value="289.84033885" calcext:value-type="float">
            <text:p>289,8403388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9.6087166" calcext:value-type="float">
            <text:p>49,6087166</text:p>
          </table:table-cell>
          <table:table-cell office:value-type="float" office:value="48.62424405" calcext:value-type="float">
            <text:p>48,62424405</text:p>
          </table:table-cell>
          <table:table-cell office:value-type="float" office:value="49.23055655" calcext:value-type="float">
            <text:p>49,23055655</text:p>
          </table:table-cell>
          <table:table-cell/>
          <table:table-cell office:value-type="float" office:value="244.763573" calcext:value-type="float">
            <text:p>244,763573</text:p>
          </table:table-cell>
          <table:table-cell office:value-type="float" office:value="242.47380225" calcext:value-type="float">
            <text:p>242,47380225</text:p>
          </table:table-cell>
          <table:table-cell office:value-type="float" office:value="247.677491" calcext:value-type="float">
            <text:p>247,677491</text:p>
          </table:table-cell>
          <table:table-cell office:value-type="float" office:value="248.65638405" calcext:value-type="float">
            <text:p>248,65638405</text:p>
          </table:table-cell>
          <table:table-cell office:value-type="float" office:value="247.3507409" calcext:value-type="float">
            <text:p>247,3507409</text:p>
          </table:table-cell>
          <table:table-cell office:value-type="float" office:value="241.5628718" calcext:value-type="float">
            <text:p>241,5628718</text:p>
          </table:table-cell>
          <table:table-cell office:value-type="float" office:value="243.9383476" calcext:value-type="float">
            <text:p>243,9383476</text:p>
          </table:table-cell>
          <table:table-cell office:value-type="float" office:value="245.5865638" calcext:value-type="float">
            <text:p>245,5865638</text:p>
          </table:table-cell>
          <table:table-cell office:value-type="float" office:value="246.39895915" calcext:value-type="float">
            <text:p>246,3989591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9.2097056" calcext:value-type="float">
            <text:p>49,2097056</text:p>
          </table:table-cell>
          <table:table-cell office:value-type="float" office:value="46.371631" calcext:value-type="float">
            <text:p>46,371631</text:p>
          </table:table-cell>
          <table:table-cell office:value-type="float" office:value="50.19637035" calcext:value-type="float">
            <text:p>50,19637035</text:p>
          </table:table-cell>
          <table:table-cell/>
          <table:table-cell office:value-type="float" office:value="60.195746" calcext:value-type="float">
            <text:p>60,195746</text:p>
          </table:table-cell>
          <table:table-cell office:value-type="float" office:value="66.89936255" calcext:value-type="float">
            <text:p>66,89936255</text:p>
          </table:table-cell>
          <table:table-cell office:value-type="float" office:value="63.6337376" calcext:value-type="float">
            <text:p>63,6337376</text:p>
          </table:table-cell>
          <table:table-cell office:value-type="float" office:value="63.4361227" calcext:value-type="float">
            <text:p>63,4361227</text:p>
          </table:table-cell>
          <table:table-cell office:value-type="float" office:value="59.27474335" calcext:value-type="float">
            <text:p>59,27474335</text:p>
          </table:table-cell>
          <table:table-cell office:value-type="float" office:value="61.9021182" calcext:value-type="float">
            <text:p>61,9021182</text:p>
          </table:table-cell>
          <table:table-cell office:value-type="float" office:value="64.48588915" calcext:value-type="float">
            <text:p>64,48588915</text:p>
          </table:table-cell>
          <table:table-cell office:value-type="float" office:value="66.1042831" calcext:value-type="float">
            <text:p>66,1042831</text:p>
          </table:table-cell>
          <table:table-cell office:value-type="float" office:value="63.1333768" calcext:value-type="float">
            <text:p>63,1333768</text:p>
          </table:table-cell>
          <table:table-cell table:number-columns-repeated="21"/>
        </table:table-row>
        <table:table-row table:style-name="ro1">
          <table:table-cell/>
          <table:table-cell table:style-name="ce6" table:formula="of:=SUM([.B14:.B21])" office:value-type="float" office:value="403.5864492" calcext:value-type="float">
            <text:p>403,5864492</text:p>
          </table:table-cell>
          <table:table-cell table:style-name="ce6" table:formula="of:=SUM([.C14:.C21])" office:value-type="float" office:value="387.0603816" calcext:value-type="float">
            <text:p>387,0603816</text:p>
          </table:table-cell>
          <table:table-cell table:style-name="ce6" table:formula="of:=SUM([.D14:.D21])" office:value-type="float" office:value="386.9677207" calcext:value-type="float">
            <text:p>386,9677207</text:p>
          </table:table-cell>
          <table:table-cell/>
          <table:table-cell office:value-type="float" office:value="52.3487835" calcext:value-type="float">
            <text:p>52,3487835</text:p>
          </table:table-cell>
          <table:table-cell office:value-type="float" office:value="53.5487416" calcext:value-type="float">
            <text:p>53,5487416</text:p>
          </table:table-cell>
          <table:table-cell office:value-type="float" office:value="56.52029955" calcext:value-type="float">
            <text:p>56,52029955</text:p>
          </table:table-cell>
          <table:table-cell office:value-type="float" office:value="53.79454555" calcext:value-type="float">
            <text:p>53,79454555</text:p>
          </table:table-cell>
          <table:table-cell office:value-type="float" office:value="55.1099214" calcext:value-type="float">
            <text:p>55,1099214</text:p>
          </table:table-cell>
          <table:table-cell office:value-type="float" office:value="56.362439" calcext:value-type="float">
            <text:p>56,362439</text:p>
          </table:table-cell>
          <table:table-cell office:value-type="float" office:value="51.000998" calcext:value-type="float">
            <text:p>51,000998</text:p>
          </table:table-cell>
          <table:table-cell office:value-type="float" office:value="55.4376654" calcext:value-type="float">
            <text:p>55,4376654</text:p>
          </table:table-cell>
          <table:table-cell office:value-type="float" office:value="48.8338073" calcext:value-type="float">
            <text:p>48,8338073</text:p>
          </table:table-cell>
          <table:table-cell table:number-columns-repeated="21"/>
        </table:table-row>
        <table:table-row table:style-name="ro1">
          <table:table-cell/>
          <table:table-cell table:formula="of:=([.B22]/[.D22])*100" office:value-type="float" office:value="104.294603299195" calcext:value-type="float">
            <text:p>104,294603299195</text:p>
          </table:table-cell>
          <table:table-cell table:formula="of:=([.C22]/[.D22])*100" office:value-type="float" office:value="100.023945382274" calcext:value-type="float">
            <text:p>100,023945382274</text:p>
          </table:table-cell>
          <table:table-cell table:number-columns-repeated="2"/>
          <table:table-cell office:value-type="float" office:value="57.4404988" calcext:value-type="float">
            <text:p>57,4404988</text:p>
          </table:table-cell>
          <table:table-cell office:value-type="float" office:value="58.1543734" calcext:value-type="float">
            <text:p>58,1543734</text:p>
          </table:table-cell>
          <table:table-cell office:value-type="float" office:value="57.5017371" calcext:value-type="float">
            <text:p>57,5017371</text:p>
          </table:table-cell>
          <table:table-cell office:value-type="float" office:value="59.00969755" calcext:value-type="float">
            <text:p>59,00969755</text:p>
          </table:table-cell>
          <table:table-cell office:value-type="float" office:value="58.294381" calcext:value-type="float">
            <text:p>58,294381</text:p>
          </table:table-cell>
          <table:table-cell office:value-type="float" office:value="58.07814965" calcext:value-type="float">
            <text:p>58,07814965</text:p>
          </table:table-cell>
          <table:table-cell office:value-type="float" office:value="58.1635104" calcext:value-type="float">
            <text:p>58,1635104</text:p>
          </table:table-cell>
          <table:table-cell office:value-type="float" office:value="59.2961428" calcext:value-type="float">
            <text:p>59,2961428</text:p>
          </table:table-cell>
          <table:table-cell office:value-type="float" office:value="56.077904" calcext:value-type="float">
            <text:p>56,077904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float" office:value="51.34997605" calcext:value-type="float">
            <text:p>51,34997605</text:p>
          </table:table-cell>
          <table:table-cell office:value-type="float" office:value="48.9937759" calcext:value-type="float">
            <text:p>48,9937759</text:p>
          </table:table-cell>
          <table:table-cell office:value-type="float" office:value="47.37577785" calcext:value-type="float">
            <text:p>47,37577785</text:p>
          </table:table-cell>
          <table:table-cell office:value-type="float" office:value="48.7148346" calcext:value-type="float">
            <text:p>48,7148346</text:p>
          </table:table-cell>
          <table:table-cell office:value-type="float" office:value="49.6900572" calcext:value-type="float">
            <text:p>49,6900572</text:p>
          </table:table-cell>
          <table:table-cell office:value-type="float" office:value="48.49796385" calcext:value-type="float">
            <text:p>48,49796385</text:p>
          </table:table-cell>
          <table:table-cell office:value-type="float" office:value="50.0415568" calcext:value-type="float">
            <text:p>50,0415568</text:p>
          </table:table-cell>
          <table:table-cell office:value-type="float" office:value="50.1554433" calcext:value-type="float">
            <text:p>50,1554433</text:p>
          </table:table-cell>
          <table:table-cell office:value-type="float" office:value="47.53706615" calcext:value-type="float">
            <text:p>47,53706615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float" office:value="69.13331975" calcext:value-type="float">
            <text:p>69,13331975</text:p>
          </table:table-cell>
          <table:table-cell office:value-type="float" office:value="69.0664915" calcext:value-type="float">
            <text:p>69,0664915</text:p>
          </table:table-cell>
          <table:table-cell office:value-type="float" office:value="69.0220087" calcext:value-type="float">
            <text:p>69,0220087</text:p>
          </table:table-cell>
          <table:table-cell office:value-type="float" office:value="68.073804" calcext:value-type="float">
            <text:p>68,073804</text:p>
          </table:table-cell>
          <table:table-cell office:value-type="float" office:value="65.47992175" calcext:value-type="float">
            <text:p>65,47992175</text:p>
          </table:table-cell>
          <table:table-cell office:value-type="float" office:value="66.37807835" calcext:value-type="float">
            <text:p>66,37807835</text:p>
          </table:table-cell>
          <table:table-cell office:value-type="float" office:value="68.9120672" calcext:value-type="float">
            <text:p>68,9120672</text:p>
          </table:table-cell>
          <table:table-cell office:value-type="float" office:value="66.84603215" calcext:value-type="float">
            <text:p>66,84603215</text:p>
          </table:table-cell>
          <table:table-cell office:value-type="float" office:value="68.81066305" calcext:value-type="float">
            <text:p>68,81066305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float" office:value="59.158207" calcext:value-type="float">
            <text:p>59,158207</text:p>
          </table:table-cell>
          <table:table-cell office:value-type="float" office:value="58.5731092" calcext:value-type="float">
            <text:p>58,5731092</text:p>
          </table:table-cell>
          <table:table-cell office:value-type="float" office:value="57.8221261" calcext:value-type="float">
            <text:p>57,8221261</text:p>
          </table:table-cell>
          <table:table-cell office:value-type="float" office:value="59.40374425" calcext:value-type="float">
            <text:p>59,40374425</text:p>
          </table:table-cell>
          <table:table-cell office:value-type="float" office:value="59.5079772" calcext:value-type="float">
            <text:p>59,5079772</text:p>
          </table:table-cell>
          <table:table-cell office:value-type="float" office:value="58.7532187" calcext:value-type="float">
            <text:p>58,7532187</text:p>
          </table:table-cell>
          <table:table-cell office:value-type="float" office:value="59.5975997" calcext:value-type="float">
            <text:p>59,5975997</text:p>
          </table:table-cell>
          <table:table-cell office:value-type="float" office:value="58.7045017" calcext:value-type="float">
            <text:p>58,7045017</text:p>
          </table:table-cell>
          <table:table-cell office:value-type="float" office:value="62.382548" calcext:value-type="float">
            <text:p>62,382548</text:p>
          </table:table-cell>
          <table:table-cell table:number-columns-repeated="21"/>
        </table:table-row>
        <table:table-row table:style-name="ro1">
          <table:table-cell table:number-columns-repeated="5"/>
          <table:table-cell table:style-name="ce9" table:formula="of:=SUM([.F15:.F26])" office:value-type="float" office:value="1836.68476325" calcext:value-type="float">
            <text:p>1836,68476325</text:p>
          </table:table-cell>
          <table:table-cell table:style-name="ce9" table:formula="of:=SUM([.G15:.G26])" office:value-type="float" office:value="1848.62064425" calcext:value-type="float">
            <text:p>1848,62064425</text:p>
          </table:table-cell>
          <table:table-cell table:style-name="ce9" table:formula="of:=SUM([.H15:.H26])" office:value-type="float" office:value="1834.56803335" calcext:value-type="float">
            <text:p>1834,56803335</text:p>
          </table:table-cell>
          <table:table-cell table:style-name="ce9" table:formula="of:=SUM([.I15:.I26])" office:value-type="float" office:value="1851.2104958" calcext:value-type="float">
            <text:p>1851,2104958</text:p>
          </table:table-cell>
          <table:table-cell table:style-name="ce9" table:formula="of:=SUM([.J15:.J26])" office:value-type="float" office:value="1851.7873014" calcext:value-type="float">
            <text:p>1851,7873014</text:p>
          </table:table-cell>
          <table:table-cell table:style-name="ce9" table:formula="of:=SUM([.K15:.K26])" office:value-type="float" office:value="1833.54835385" calcext:value-type="float">
            <text:p>1833,54835385</text:p>
          </table:table-cell>
          <table:table-cell table:style-name="ce9" table:formula="of:=SUM([.L15:.L26])" office:value-type="float" office:value="1831.36901075" calcext:value-type="float">
            <text:p>1831,36901075</text:p>
          </table:table-cell>
          <table:table-cell table:style-name="ce9" table:formula="of:=SUM([.M15:.M26])" office:value-type="float" office:value="1852.7953427" calcext:value-type="float">
            <text:p>1852,7953427</text:p>
          </table:table-cell>
          <table:table-cell table:style-name="ce9" table:formula="of:=SUM([.N15:.N26])" office:value-type="float" office:value="1847.9054656" calcext:value-type="float">
            <text:p>1847,9054656</text:p>
          </table:table-cell>
          <table:table-cell table:style-name="ce2"/>
          <table:table-cell table:number-columns-repeated="20"/>
        </table:table-row>
        <table:table-row table:style-name="ro1">
          <table:table-cell table:number-columns-repeated="5"/>
          <table:table-cell table:formula="of:=([.F27]/[.H27])*100" office:value-type="float" office:value="100.115380289066" calcext:value-type="float">
            <text:p>100,115380289066</text:p>
          </table:table-cell>
          <table:table-cell table:formula="of:=([.G27]/[.H27])*100" office:value-type="float" office:value="100.765990175591" calcext:value-type="float">
            <text:p>100,765990175591</text:p>
          </table:table-cell>
          <table:table-cell/>
          <table:table-cell table:formula="of:=([.I27]/[.K27])*100" office:value-type="float" office:value="100.963276584057" calcext:value-type="float">
            <text:p>100,963276584057</text:p>
          </table:table-cell>
          <table:table-cell table:formula="of:=([.J27]/[.K27])*100" office:value-type="float" office:value="100.994735018125" calcext:value-type="float">
            <text:p>100,994735018125</text:p>
          </table:table-cell>
          <table:table-cell table:number-columns-repeated="2"/>
          <table:table-cell table:formula="of:=([.M27]/[.L27])*100" office:value-type="float" office:value="101.169962570308" calcext:value-type="float">
            <text:p>101,169962570308</text:p>
          </table:table-cell>
          <table:table-cell table:formula="of:=([.N27]/[.L27])*100" office:value-type="float" office:value="100.902955917291" calcext:value-type="float">
            <text:p>100,902955917291</text:p>
          </table:table-cell>
          <table:table-cell table:number-columns-repeated="21"/>
        </table:table-row>
        <table:table-row table:style-name="ro1">
          <table:table-cell table:number-columns-repeated="35"/>
        </table:table-row>
        <table:table-row table:style-name="ro1">
          <table:table-cell table:style-name="ce1" office:value-type="string" calcext:value-type="string">
            <text:p>methode sel</text:p>
          </table:table-cell>
          <table:table-cell table:style-name="ce5" office:value-type="string" calcext:value-type="string">
            <text:p>2 à 2</text:p>
          </table:table-cell>
          <table:table-cell table:style-name="ce5" office:value-type="string" calcext:value-type="string">
            <text:p>tri sous-pop</text:p>
          </table:table-cell>
          <table:table-cell/>
          <table:table-cell table:style-name="ce1" office:value-type="string" calcext:value-type="string">
            <text:p>methode mut</text:p>
          </table:table-cell>
          <table:table-cell table:style-name="ce5" office:value-type="string" calcext:value-type="string">
            <text:p>echange</text:p>
          </table:table-cell>
          <table:table-cell table:style-name="ce5" office:value-type="string" calcext:value-type="string">
            <text:p>inversion</text:p>
          </table:table-cell>
          <table:table-cell table:style-name="ce5" office:value-type="string" calcext:value-type="string">
            <text:p>translation</text:p>
          </table:table-cell>
          <table:table-cell/>
          <table:table-cell table:style-name="ce1" office:value-type="string" calcext:value-type="string">
            <text:p>type mutation</text:p>
          </table:table-cell>
          <table:table-cell table:style-name="ce5" office:value-type="string" calcext:value-type="string">
            <text:p>statique</text:p>
          </table:table-cell>
          <table:table-cell table:number-columns-repeated="2"/>
          <table:table-cell office:value-type="string" calcext:value-type="string">
            <text:p>dynamique</text:p>
          </table:table-cell>
          <table:table-cell table:style-name="ce5"/>
          <table:table-cell/>
          <table:table-cell table:style-name="ce1" office:value-type="string" calcext:value-type="string">
            <text:p>type mutation</text:p>
          </table:table-cell>
          <table:table-cell table:style-name="ce5" office:value-type="string" calcext:value-type="string">
            <text:p>statique</text:p>
          </table:table-cell>
          <table:table-cell table:number-columns-repeated="3"/>
          <table:table-cell table:style-name="ce5"/>
          <table:table-cell table:number-columns-repeated="4"/>
          <table:table-cell office:value-type="string" calcext:value-type="string">
            <text:p>dynamique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2.3970791" calcext:value-type="float">
            <text:p>282,3970791</text:p>
          </table:table-cell>
          <table:table-cell office:value-type="float" office:value="221.97141105" calcext:value-type="float">
            <text:p>221,97141105</text:p>
          </table:table-cell>
          <table:table-cell table:number-columns-repeated="2"/>
          <table:table-cell office:value-type="float" office:value="279.2485715" calcext:value-type="float">
            <text:p>279,2485715</text:p>
          </table:table-cell>
          <table:table-cell office:value-type="float" office:value="269.2898366" calcext:value-type="float">
            <text:p>269,2898366</text:p>
          </table:table-cell>
          <table:table-cell office:value-type="float" office:value="288.121193" calcext:value-type="float">
            <text:p>288,121193</text:p>
          </table:table-cell>
          <table:table-cell/>
          <table:table-cell table:style-name="ce1" office:value-type="string" calcext:value-type="string">
            <text:p>Nb mut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Nb muta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8.1315018" calcext:value-type="float">
            <text:p>278,1315018</text:p>
          </table:table-cell>
          <table:table-cell office:value-type="float" office:value="217.4650114" calcext:value-type="float">
            <text:p>217,4650114</text:p>
          </table:table-cell>
          <table:table-cell table:number-columns-repeated="2"/>
          <table:table-cell office:value-type="float" office:value="285.56091365" calcext:value-type="float">
            <text:p>285,56091365</text:p>
          </table:table-cell>
          <table:table-cell office:value-type="float" office:value="268.122528" calcext:value-type="float">
            <text:p>268,122528</text:p>
          </table:table-cell>
          <table:table-cell office:value-type="float" office:value="293.8447124" calcext:value-type="float">
            <text:p>293,8447124</text:p>
          </table:table-cell>
          <table:table-cell table:number-columns-repeated="2"/>
          <table:table-cell office:value-type="float" office:value="283.04544965" calcext:value-type="float">
            <text:p>283,04544965</text:p>
          </table:table-cell>
          <table:table-cell office:value-type="float" office:value="282.0360681" calcext:value-type="float">
            <text:p>282,0360681</text:p>
          </table:table-cell>
          <table:table-cell office:value-type="float" office:value="282.84776395" calcext:value-type="float">
            <text:p>282,84776395</text:p>
          </table:table-cell>
          <table:table-cell office:value-type="float" office:value="286.2641651" calcext:value-type="float">
            <text:p>286,2641651</text:p>
          </table:table-cell>
          <table:table-cell office:value-type="float" office:value="281.29788155" calcext:value-type="float">
            <text:p>281,29788155</text:p>
          </table:table-cell>
          <table:table-cell/>
          <table:table-cell table:style-name="ce1" office:value-type="string" calcext:value-type="string">
            <text:p>methode mut</text:p>
          </table:table-cell>
          <table:table-cell table:style-name="ce5" office:value-type="string" calcext:value-type="string">
            <text:p>echange</text:p>
          </table:table-cell>
          <table:table-cell table:style-name="ce5" office:value-type="string" calcext:value-type="string">
            <text:p>inversion</text:p>
          </table:table-cell>
          <table:table-cell table:style-name="ce5" office:value-type="string" calcext:value-type="string">
            <text:p>translation</text:p>
          </table:table-cell>
          <table:table-cell table:style-name="ce5" office:value-type="string" calcext:value-type="string">
            <text:p>echange</text:p>
          </table:table-cell>
          <table:table-cell table:style-name="ce5" office:value-type="string" calcext:value-type="string">
            <text:p>inversion</text:p>
          </table:table-cell>
          <table:table-cell table:style-name="ce5" office:value-type="string" calcext:value-type="string">
            <text:p>translation</text:p>
          </table:table-cell>
          <table:table-cell table:style-name="ce5" office:value-type="string" calcext:value-type="string">
            <text:p>echange</text:p>
          </table:table-cell>
          <table:table-cell table:style-name="ce5" office:value-type="string" calcext:value-type="string">
            <text:p>inversion</text:p>
          </table:table-cell>
          <table:table-cell table:style-name="ce5" office:value-type="string" calcext:value-type="string">
            <text:p>translation</text:p>
          </table:table-cell>
          <table:table-cell table:style-name="ce5" office:value-type="string" calcext:value-type="string">
            <text:p>echange</text:p>
          </table:table-cell>
          <table:table-cell table:style-name="ce5" office:value-type="string" calcext:value-type="string">
            <text:p>inversion</text:p>
          </table:table-cell>
          <table:table-cell table:style-name="ce5" office:value-type="string" calcext:value-type="string">
            <text:p>translation</text:p>
          </table:table-cell>
          <table:table-cell table:style-name="ce5" office:value-type="string" calcext:value-type="string">
            <text:p>echange</text:p>
          </table:table-cell>
          <table:table-cell table:style-name="ce5" office:value-type="string" calcext:value-type="string">
            <text:p>inversion</text:p>
          </table:table-cell>
          <table:table-cell table:style-name="ce5" office:value-type="string" calcext:value-type="string">
            <text:p>transla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2.1193866" calcext:value-type="float">
            <text:p>282,1193866</text:p>
          </table:table-cell>
          <table:table-cell office:value-type="float" office:value="218.4797742" calcext:value-type="float">
            <text:p>218,4797742</text:p>
          </table:table-cell>
          <table:table-cell table:number-columns-repeated="2"/>
          <table:table-cell office:value-type="float" office:value="277.03858915" calcext:value-type="float">
            <text:p>277,03858915</text:p>
          </table:table-cell>
          <table:table-cell office:value-type="float" office:value="264.99615685" calcext:value-type="float">
            <text:p>264,99615685</text:p>
          </table:table-cell>
          <table:table-cell office:value-type="float" office:value="293.0287956" calcext:value-type="float">
            <text:p>293,0287956</text:p>
          </table:table-cell>
          <table:table-cell table:number-columns-repeated="2"/>
          <table:table-cell office:value-type="float" office:value="280.97612465" calcext:value-type="float">
            <text:p>280,97612465</text:p>
          </table:table-cell>
          <table:table-cell office:value-type="float" office:value="283.58530475" calcext:value-type="float">
            <text:p>283,58530475</text:p>
          </table:table-cell>
          <table:table-cell office:value-type="float" office:value="277.17559955" calcext:value-type="float">
            <text:p>277,17559955</text:p>
          </table:table-cell>
          <table:table-cell office:value-type="float" office:value="284.60953045" calcext:value-type="float">
            <text:p>284,60953045</text:p>
          </table:table-cell>
          <table:table-cell office:value-type="float" office:value="291.3911796" calcext:value-type="float">
            <text:p>291,3911796</text:p>
          </table:table-cell>
          <table:table-cell table:number-columns-repeated="2"/>
          <table:table-cell office:value-type="float" office:value="283.04544965" calcext:value-type="float">
            <text:p>283,04544965</text:p>
          </table:table-cell>
          <table:table-cell office:value-type="float" office:value="265.51056935" calcext:value-type="float">
            <text:p>265,51056935</text:p>
          </table:table-cell>
          <table:table-cell office:value-type="float" office:value="288.06529805" calcext:value-type="float">
            <text:p>288,06529805</text:p>
          </table:table-cell>
          <table:table-cell office:value-type="float" office:value="282.0360681" calcext:value-type="float">
            <text:p>282,0360681</text:p>
          </table:table-cell>
          <table:table-cell office:value-type="float" office:value="266.29747205" calcext:value-type="float">
            <text:p>266,29747205</text:p>
          </table:table-cell>
          <table:table-cell office:value-type="float" office:value="291.4833773" calcext:value-type="float">
            <text:p>291,4833773</text:p>
          </table:table-cell>
          <table:table-cell office:value-type="float" office:value="282.84776395" calcext:value-type="float">
            <text:p>282,84776395</text:p>
          </table:table-cell>
          <table:table-cell office:value-type="float" office:value="259.8267185" calcext:value-type="float">
            <text:p>259,8267185</text:p>
          </table:table-cell>
          <table:table-cell office:value-type="float" office:value="295.3957793" calcext:value-type="float">
            <text:p>295,3957793</text:p>
          </table:table-cell>
          <table:table-cell office:value-type="float" office:value="286.2641651" calcext:value-type="float">
            <text:p>286,2641651</text:p>
          </table:table-cell>
          <table:table-cell office:value-type="float" office:value="261.41425455" calcext:value-type="float">
            <text:p>261,41425455</text:p>
          </table:table-cell>
          <table:table-cell office:value-type="float" office:value="291.5041597" calcext:value-type="float">
            <text:p>291,5041597</text:p>
          </table:table-cell>
          <table:table-cell office:value-type="float" office:value="281.29788155" calcext:value-type="float">
            <text:p>281,29788155</text:p>
          </table:table-cell>
          <table:table-cell office:value-type="float" office:value="264.0585918" calcext:value-type="float">
            <text:p>264,0585918</text:p>
          </table:table-cell>
          <table:table-cell office:value-type="float" office:value="297.93312785" calcext:value-type="float">
            <text:p>297,93312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3.8303027" calcext:value-type="float">
            <text:p>263,8303027</text:p>
          </table:table-cell>
          <table:table-cell office:value-type="float" office:value="188.4710995" calcext:value-type="float">
            <text:p>188,4710995</text:p>
          </table:table-cell>
          <table:table-cell table:number-columns-repeated="2"/>
          <table:table-cell office:value-type="float" office:value="225.5362989" calcext:value-type="float">
            <text:p>225,5362989</text:p>
          </table:table-cell>
          <table:table-cell office:value-type="float" office:value="192.2717535" calcext:value-type="float">
            <text:p>192,2717535</text:p>
          </table:table-cell>
          <table:table-cell office:value-type="float" office:value="251.7852923" calcext:value-type="float">
            <text:p>251,7852923</text:p>
          </table:table-cell>
          <table:table-cell table:number-columns-repeated="2"/>
          <table:table-cell office:value-type="float" office:value="223.079602" calcext:value-type="float">
            <text:p>223,079602</text:p>
          </table:table-cell>
          <table:table-cell office:value-type="float" office:value="224.5952097" calcext:value-type="float">
            <text:p>224,5952097</text:p>
          </table:table-cell>
          <table:table-cell office:value-type="float" office:value="234.618343" calcext:value-type="float">
            <text:p>234,618343</text:p>
          </table:table-cell>
          <table:table-cell office:value-type="float" office:value="226.42325465" calcext:value-type="float">
            <text:p>226,42325465</text:p>
          </table:table-cell>
          <table:table-cell office:value-type="float" office:value="236.4899469" calcext:value-type="float">
            <text:p>236,4899469</text:p>
          </table:table-cell>
          <table:table-cell table:number-columns-repeated="2"/>
          <table:table-cell office:value-type="float" office:value="280.97612465" calcext:value-type="float">
            <text:p>280,97612465</text:p>
          </table:table-cell>
          <table:table-cell office:value-type="float" office:value="262.34257945" calcext:value-type="float">
            <text:p>262,34257945</text:p>
          </table:table-cell>
          <table:table-cell office:value-type="float" office:value="285.1953224" calcext:value-type="float">
            <text:p>285,1953224</text:p>
          </table:table-cell>
          <table:table-cell office:value-type="float" office:value="283.58530475" calcext:value-type="float">
            <text:p>283,58530475</text:p>
          </table:table-cell>
          <table:table-cell office:value-type="float" office:value="266.1083727" calcext:value-type="float">
            <text:p>266,1083727</text:p>
          </table:table-cell>
          <table:table-cell office:value-type="float" office:value="288.81022515" calcext:value-type="float">
            <text:p>288,81022515</text:p>
          </table:table-cell>
          <table:table-cell office:value-type="float" office:value="277.17559955" calcext:value-type="float">
            <text:p>277,17559955</text:p>
          </table:table-cell>
          <table:table-cell office:value-type="float" office:value="267.4837811" calcext:value-type="float">
            <text:p>267,4837811</text:p>
          </table:table-cell>
          <table:table-cell office:value-type="float" office:value="292.4876997" calcext:value-type="float">
            <text:p>292,4876997</text:p>
          </table:table-cell>
          <table:table-cell office:value-type="float" office:value="284.60953045" calcext:value-type="float">
            <text:p>284,60953045</text:p>
          </table:table-cell>
          <table:table-cell office:value-type="float" office:value="265.33948295" calcext:value-type="float">
            <text:p>265,33948295</text:p>
          </table:table-cell>
          <table:table-cell office:value-type="float" office:value="289.89833085" calcext:value-type="float">
            <text:p>289,89833085</text:p>
          </table:table-cell>
          <table:table-cell office:value-type="float" office:value="291.3911796" calcext:value-type="float">
            <text:p>291,3911796</text:p>
          </table:table-cell>
          <table:table-cell office:value-type="float" office:value="269.0646167" calcext:value-type="float">
            <text:p>269,0646167</text:p>
          </table:table-cell>
          <table:table-cell office:value-type="float" office:value="294.0795755" calcext:value-type="float">
            <text:p>294,07957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6.66687695" calcext:value-type="float">
            <text:p>266,66687695</text:p>
          </table:table-cell>
          <table:table-cell office:value-type="float" office:value="187.59256945" calcext:value-type="float">
            <text:p>187,59256945</text:p>
          </table:table-cell>
          <table:table-cell table:number-columns-repeated="2"/>
          <table:table-cell office:value-type="float" office:value="223.77618945" calcext:value-type="float">
            <text:p>223,77618945</text:p>
          </table:table-cell>
          <table:table-cell office:value-type="float" office:value="189.949941" calcext:value-type="float">
            <text:p>189,949941</text:p>
          </table:table-cell>
          <table:table-cell office:value-type="float" office:value="245.1182066" calcext:value-type="float">
            <text:p>245,1182066</text:p>
          </table:table-cell>
          <table:table-cell table:number-columns-repeated="2"/>
          <table:table-cell office:value-type="float" office:value="223.3771246" calcext:value-type="float">
            <text:p>223,3771246</text:p>
          </table:table-cell>
          <table:table-cell office:value-type="float" office:value="224.93943955" calcext:value-type="float">
            <text:p>224,93943955</text:p>
          </table:table-cell>
          <table:table-cell office:value-type="float" office:value="236.7165762" calcext:value-type="float">
            <text:p>236,7165762</text:p>
          </table:table-cell>
          <table:table-cell office:value-type="float" office:value="230.39912645" calcext:value-type="float">
            <text:p>230,39912645</text:p>
          </table:table-cell>
          <table:table-cell office:value-type="float" office:value="230.7411738" calcext:value-type="float">
            <text:p>230,7411738</text:p>
          </table:table-cell>
          <table:table-cell table:number-columns-repeated="2"/>
          <table:table-cell office:value-type="float" office:value="223.079602" calcext:value-type="float">
            <text:p>223,079602</text:p>
          </table:table-cell>
          <table:table-cell office:value-type="float" office:value="184.12648305" calcext:value-type="float">
            <text:p>184,12648305</text:p>
          </table:table-cell>
          <table:table-cell office:value-type="float" office:value="238.84586575" calcext:value-type="float">
            <text:p>238,84586575</text:p>
          </table:table-cell>
          <table:table-cell office:value-type="float" office:value="224.5952097" calcext:value-type="float">
            <text:p>224,5952097</text:p>
          </table:table-cell>
          <table:table-cell office:value-type="float" office:value="186.5449526" calcext:value-type="float">
            <text:p>186,5449526</text:p>
          </table:table-cell>
          <table:table-cell office:value-type="float" office:value="246.1161165" calcext:value-type="float">
            <text:p>246,1161165</text:p>
          </table:table-cell>
          <table:table-cell office:value-type="float" office:value="234.618343" calcext:value-type="float">
            <text:p>234,618343</text:p>
          </table:table-cell>
          <table:table-cell office:value-type="float" office:value="193.90658995" calcext:value-type="float">
            <text:p>193,90658995</text:p>
          </table:table-cell>
          <table:table-cell office:value-type="float" office:value="253.15381845" calcext:value-type="float">
            <text:p>253,15381845</text:p>
          </table:table-cell>
          <table:table-cell office:value-type="float" office:value="226.42325465" calcext:value-type="float">
            <text:p>226,42325465</text:p>
          </table:table-cell>
          <table:table-cell office:value-type="float" office:value="188.9415174" calcext:value-type="float">
            <text:p>188,9415174</text:p>
          </table:table-cell>
          <table:table-cell office:value-type="float" office:value="245.5621051" calcext:value-type="float">
            <text:p>245,5621051</text:p>
          </table:table-cell>
          <table:table-cell office:value-type="float" office:value="236.4899469" calcext:value-type="float">
            <text:p>236,4899469</text:p>
          </table:table-cell>
          <table:table-cell office:value-type="float" office:value="195.3449641" calcext:value-type="float">
            <text:p>195,3449641</text:p>
          </table:table-cell>
          <table:table-cell office:value-type="float" office:value="256.40290915" calcext:value-type="float">
            <text:p>256,40290915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float" office:value="266.7919491" calcext:value-type="float">
            <text:p>266,7919491</text:p>
          </table:table-cell>
          <table:table-cell office:value-type="float" office:value="189.2221326" calcext:value-type="float">
            <text:p>189,2221326</text:p>
          </table:table-cell>
          <table:table-cell table:number-columns-repeated="2"/>
          <table:table-cell office:value-type="float" office:value="218.49857895" calcext:value-type="float">
            <text:p>218,49857895</text:p>
          </table:table-cell>
          <table:table-cell office:value-type="float" office:value="185.280527" calcext:value-type="float">
            <text:p>185,280527</text:p>
          </table:table-cell>
          <table:table-cell office:value-type="float" office:value="245.15035375" calcext:value-type="float">
            <text:p>245,15035375</text:p>
          </table:table-cell>
          <table:table-cell table:number-columns-repeated="2"/>
          <table:table-cell office:value-type="float" office:value="63.728977" calcext:value-type="float">
            <text:p>63,728977</text:p>
          </table:table-cell>
          <table:table-cell office:value-type="float" office:value="66.2455221" calcext:value-type="float">
            <text:p>66,2455221</text:p>
          </table:table-cell>
          <table:table-cell office:value-type="float" office:value="66.52037725" calcext:value-type="float">
            <text:p>66,52037725</text:p>
          </table:table-cell>
          <table:table-cell office:value-type="float" office:value="64.352764" calcext:value-type="float">
            <text:p>64,352764</text:p>
          </table:table-cell>
          <table:table-cell office:value-type="float" office:value="67.09873225" calcext:value-type="float">
            <text:p>67,09873225</text:p>
          </table:table-cell>
          <table:table-cell table:number-columns-repeated="2"/>
          <table:table-cell office:value-type="float" office:value="223.3771246" calcext:value-type="float">
            <text:p>223,3771246</text:p>
          </table:table-cell>
          <table:table-cell office:value-type="float" office:value="183.7196188" calcext:value-type="float">
            <text:p>183,7196188</text:p>
          </table:table-cell>
          <table:table-cell office:value-type="float" office:value="235.9945022" calcext:value-type="float">
            <text:p>235,9945022</text:p>
          </table:table-cell>
          <table:table-cell office:value-type="float" office:value="224.93943955" calcext:value-type="float">
            <text:p>224,93943955</text:p>
          </table:table-cell>
          <table:table-cell office:value-type="float" office:value="188.33584405" calcext:value-type="float">
            <text:p>188,33584405</text:p>
          </table:table-cell>
          <table:table-cell office:value-type="float" office:value="248.9207117" calcext:value-type="float">
            <text:p>248,9207117</text:p>
          </table:table-cell>
          <table:table-cell office:value-type="float" office:value="236.7165762" calcext:value-type="float">
            <text:p>236,7165762</text:p>
          </table:table-cell>
          <table:table-cell office:value-type="float" office:value="191.37757485" calcext:value-type="float">
            <text:p>191,37757485</text:p>
          </table:table-cell>
          <table:table-cell office:value-type="float" office:value="254.7318014" calcext:value-type="float">
            <text:p>254,7318014</text:p>
          </table:table-cell>
          <table:table-cell office:value-type="float" office:value="230.39912645" calcext:value-type="float">
            <text:p>230,39912645</text:p>
          </table:table-cell>
          <table:table-cell office:value-type="float" office:value="186.75895645" calcext:value-type="float">
            <text:p>186,75895645</text:p>
          </table:table-cell>
          <table:table-cell office:value-type="float" office:value="246.4043767" calcext:value-type="float">
            <text:p>246,4043767</text:p>
          </table:table-cell>
          <table:table-cell office:value-type="float" office:value="230.7411738" calcext:value-type="float">
            <text:p>230,7411738</text:p>
          </table:table-cell>
          <table:table-cell office:value-type="float" office:value="194.0032555" calcext:value-type="float">
            <text:p>194,0032555</text:p>
          </table:table-cell>
          <table:table-cell office:value-type="float" office:value="253.27024495" calcext:value-type="float">
            <text:p>253,27024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7.6643139" calcext:value-type="float">
            <text:p>287,6643139</text:p>
          </table:table-cell>
          <table:table-cell office:value-type="float" office:value="244.7284262" calcext:value-type="float">
            <text:p>244,7284262</text:p>
          </table:table-cell>
          <table:table-cell table:number-columns-repeated="2"/>
          <table:table-cell office:value-type="float" office:value="65.80410445" calcext:value-type="float">
            <text:p>65,80410445</text:p>
          </table:table-cell>
          <table:table-cell office:value-type="float" office:value="57.8335206" calcext:value-type="float">
            <text:p>57,8335206</text:p>
          </table:table-cell>
          <table:table-cell office:value-type="float" office:value="70.94498285" calcext:value-type="float">
            <text:p>70,94498285</text:p>
          </table:table-cell>
          <table:table-cell table:number-columns-repeated="2"/>
          <table:table-cell office:value-type="float" office:value="61.7466382" calcext:value-type="float">
            <text:p>61,7466382</text:p>
          </table:table-cell>
          <table:table-cell office:value-type="float" office:value="63.80430625" calcext:value-type="float">
            <text:p>63,80430625</text:p>
          </table:table-cell>
          <table:table-cell office:value-type="float" office:value="68.33209695" calcext:value-type="float">
            <text:p>68,33209695</text:p>
          </table:table-cell>
          <table:table-cell office:value-type="float" office:value="64.926856" calcext:value-type="float">
            <text:p>64,926856</text:p>
          </table:table-cell>
          <table:table-cell office:value-type="float" office:value="63.00445625" calcext:value-type="float">
            <text:p>63,00445625</text:p>
          </table:table-cell>
          <table:table-cell table:number-columns-repeated="2"/>
          <table:table-cell office:value-type="float" office:value="63.728977" calcext:value-type="float">
            <text:p>63,728977</text:p>
          </table:table-cell>
          <table:table-cell office:value-type="float" office:value="58.2629821" calcext:value-type="float">
            <text:p>58,2629821</text:p>
          </table:table-cell>
          <table:table-cell office:value-type="float" office:value="69.97050875" calcext:value-type="float">
            <text:p>69,97050875</text:p>
          </table:table-cell>
          <table:table-cell office:value-type="float" office:value="66.2455221" calcext:value-type="float">
            <text:p>66,2455221</text:p>
          </table:table-cell>
          <table:table-cell office:value-type="float" office:value="58.3253531" calcext:value-type="float">
            <text:p>58,3253531</text:p>
          </table:table-cell>
          <table:table-cell office:value-type="float" office:value="70.3065499" calcext:value-type="float">
            <text:p>70,3065499</text:p>
          </table:table-cell>
          <table:table-cell office:value-type="float" office:value="66.52037725" calcext:value-type="float">
            <text:p>66,52037725</text:p>
          </table:table-cell>
          <table:table-cell office:value-type="float" office:value="60.8374749" calcext:value-type="float">
            <text:p>60,8374749</text:p>
          </table:table-cell>
          <table:table-cell office:value-type="float" office:value="70.6626125" calcext:value-type="float">
            <text:p>70,6626125</text:p>
          </table:table-cell>
          <table:table-cell office:value-type="float" office:value="64.352764" calcext:value-type="float">
            <text:p>64,352764</text:p>
          </table:table-cell>
          <table:table-cell office:value-type="float" office:value="59.0392367" calcext:value-type="float">
            <text:p>59,0392367</text:p>
          </table:table-cell>
          <table:table-cell office:value-type="float" office:value="64.78944855" calcext:value-type="float">
            <text:p>64,78944855</text:p>
          </table:table-cell>
          <table:table-cell office:value-type="float" office:value="67.09873225" calcext:value-type="float">
            <text:p>67,09873225</text:p>
          </table:table-cell>
          <table:table-cell office:value-type="float" office:value="58.10273275" calcext:value-type="float">
            <text:p>58,10273275</text:p>
          </table:table-cell>
          <table:table-cell office:value-type="float" office:value="71.39182655" calcext:value-type="float">
            <text:p>71,39182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6.27218925" calcext:value-type="float">
            <text:p>296,27218925</text:p>
          </table:table-cell>
          <table:table-cell office:value-type="float" office:value="244.7938882" calcext:value-type="float">
            <text:p>244,7938882</text:p>
          </table:table-cell>
          <table:table-cell table:number-columns-repeated="2"/>
          <table:table-cell office:value-type="float" office:value="62.8428566" calcext:value-type="float">
            <text:p>62,8428566</text:p>
          </table:table-cell>
          <table:table-cell office:value-type="float" office:value="60.7199421" calcext:value-type="float">
            <text:p>60,7199421</text:p>
          </table:table-cell>
          <table:table-cell office:value-type="float" office:value="68.432665" calcext:value-type="float">
            <text:p>68,432665</text:p>
          </table:table-cell>
          <table:table-cell table:number-columns-repeated="2"/>
          <table:table-cell office:value-type="float" office:value="52.52198935" calcext:value-type="float">
            <text:p>52,52198935</text:p>
          </table:table-cell>
          <table:table-cell office:value-type="float" office:value="55.16900225" calcext:value-type="float">
            <text:p>55,16900225</text:p>
          </table:table-cell>
          <table:table-cell office:value-type="float" office:value="57.5852478" calcext:value-type="float">
            <text:p>57,5852478</text:p>
          </table:table-cell>
          <table:table-cell office:value-type="float" office:value="54.4499316" calcext:value-type="float">
            <text:p>54,4499316</text:p>
          </table:table-cell>
          <table:table-cell office:value-type="float" office:value="56.74446155" calcext:value-type="float">
            <text:p>56,74446155</text:p>
          </table:table-cell>
          <table:table-cell table:number-columns-repeated="2"/>
          <table:table-cell office:value-type="float" office:value="61.7466382" calcext:value-type="float">
            <text:p>61,7466382</text:p>
          </table:table-cell>
          <table:table-cell office:value-type="float" office:value="55.5581984" calcext:value-type="float">
            <text:p>55,5581984</text:p>
          </table:table-cell>
          <table:table-cell office:value-type="float" office:value="63.174529" calcext:value-type="float">
            <text:p>63,174529</text:p>
          </table:table-cell>
          <table:table-cell office:value-type="float" office:value="63.80430625" calcext:value-type="float">
            <text:p>63,80430625</text:p>
          </table:table-cell>
          <table:table-cell office:value-type="float" office:value="59.06937025" calcext:value-type="float">
            <text:p>59,06937025</text:p>
          </table:table-cell>
          <table:table-cell office:value-type="float" office:value="68.8843619" calcext:value-type="float">
            <text:p>68,8843619</text:p>
          </table:table-cell>
          <table:table-cell office:value-type="float" office:value="68.33209695" calcext:value-type="float">
            <text:p>68,33209695</text:p>
          </table:table-cell>
          <table:table-cell office:value-type="float" office:value="60.20684495" calcext:value-type="float">
            <text:p>60,20684495</text:p>
          </table:table-cell>
          <table:table-cell office:value-type="float" office:value="67.5121726" calcext:value-type="float">
            <text:p>67,5121726</text:p>
          </table:table-cell>
          <table:table-cell office:value-type="float" office:value="64.926856" calcext:value-type="float">
            <text:p>64,926856</text:p>
          </table:table-cell>
          <table:table-cell office:value-type="float" office:value="54.97755925" calcext:value-type="float">
            <text:p>54,97755925</text:p>
          </table:table-cell>
          <table:table-cell office:value-type="float" office:value="70.6568568" calcext:value-type="float">
            <text:p>70,6568568</text:p>
          </table:table-cell>
          <table:table-cell office:value-type="float" office:value="63.00445625" calcext:value-type="float">
            <text:p>63,00445625</text:p>
          </table:table-cell>
          <table:table-cell office:value-type="float" office:value="60.6484676" calcext:value-type="float">
            <text:p>60,6484676</text:p>
          </table:table-cell>
          <table:table-cell office:value-type="float" office:value="71.71322835" calcext:value-type="float">
            <text:p>71,71322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9.7711558" calcext:value-type="float">
            <text:p>289,7711558</text:p>
          </table:table-cell>
          <table:table-cell office:value-type="float" office:value="244.8776071" calcext:value-type="float">
            <text:p>244,8776071</text:p>
          </table:table-cell>
          <table:table-cell table:number-columns-repeated="2"/>
          <table:table-cell office:value-type="float" office:value="61.881484" calcext:value-type="float">
            <text:p>61,881484</text:p>
          </table:table-cell>
          <table:table-cell office:value-type="float" office:value="56.76479425" calcext:value-type="float">
            <text:p>56,76479425</text:p>
          </table:table-cell>
          <table:table-cell office:value-type="float" office:value="65.24314965" calcext:value-type="float">
            <text:p>65,24314965</text:p>
          </table:table-cell>
          <table:table-cell table:number-columns-repeated="2"/>
          <table:table-cell office:value-type="float" office:value="52.27293345" calcext:value-type="float">
            <text:p>52,27293345</text:p>
          </table:table-cell>
          <table:table-cell office:value-type="float" office:value="56.8924508" calcext:value-type="float">
            <text:p>56,8924508</text:p>
          </table:table-cell>
          <table:table-cell office:value-type="float" office:value="59.9643033" calcext:value-type="float">
            <text:p>59,9643033</text:p>
          </table:table-cell>
          <table:table-cell office:value-type="float" office:value="51.0248834" calcext:value-type="float">
            <text:p>51,0248834</text:p>
          </table:table-cell>
          <table:table-cell office:value-type="float" office:value="57.07611335" calcext:value-type="float">
            <text:p>57,07611335</text:p>
          </table:table-cell>
          <table:table-cell table:number-columns-repeated="2"/>
          <table:table-cell office:value-type="float" office:value="52.52198935" calcext:value-type="float">
            <text:p>52,52198935</text:p>
          </table:table-cell>
          <table:table-cell office:value-type="float" office:value="49.7873768" calcext:value-type="float">
            <text:p>49,7873768</text:p>
          </table:table-cell>
          <table:table-cell office:value-type="float" office:value="57.7589448" calcext:value-type="float">
            <text:p>57,7589448</text:p>
          </table:table-cell>
          <table:table-cell office:value-type="float" office:value="55.16900225" calcext:value-type="float">
            <text:p>55,16900225</text:p>
          </table:table-cell>
          <table:table-cell office:value-type="float" office:value="50.03442285" calcext:value-type="float">
            <text:p>50,03442285</text:p>
          </table:table-cell>
          <table:table-cell office:value-type="float" office:value="60.15958175" calcext:value-type="float">
            <text:p>60,15958175</text:p>
          </table:table-cell>
          <table:table-cell office:value-type="float" office:value="57.5852478" calcext:value-type="float">
            <text:p>57,5852478</text:p>
          </table:table-cell>
          <table:table-cell office:value-type="float" office:value="48.876497" calcext:value-type="float">
            <text:p>48,876497</text:p>
          </table:table-cell>
          <table:table-cell office:value-type="float" office:value="60.7945166" calcext:value-type="float">
            <text:p>60,7945166</text:p>
          </table:table-cell>
          <table:table-cell office:value-type="float" office:value="54.4499316" calcext:value-type="float">
            <text:p>54,4499316</text:p>
          </table:table-cell>
          <table:table-cell office:value-type="float" office:value="48.7400815" calcext:value-type="float">
            <text:p>48,7400815</text:p>
          </table:table-cell>
          <table:table-cell office:value-type="float" office:value="56.75283995" calcext:value-type="float">
            <text:p>56,75283995</text:p>
          </table:table-cell>
          <table:table-cell office:value-type="float" office:value="56.74446155" calcext:value-type="float">
            <text:p>56,74446155</text:p>
          </table:table-cell>
          <table:table-cell office:value-type="float" office:value="50.15821995" calcext:value-type="float">
            <text:p>50,15821995</text:p>
          </table:table-cell>
          <table:table-cell office:value-type="float" office:value="63.2630741" calcext:value-type="float">
            <text:p>63,2630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.654571" calcext:value-type="float">
            <text:p>64,654571</text:p>
          </table:table-cell>
          <table:table-cell office:value-type="float" office:value="51.52006655" calcext:value-type="float">
            <text:p>51,52006655</text:p>
          </table:table-cell>
          <table:table-cell table:number-columns-repeated="2"/>
          <table:table-cell office:value-type="float" office:value="53.210465" calcext:value-type="float">
            <text:p>53,210465</text:p>
          </table:table-cell>
          <table:table-cell office:value-type="float" office:value="48.5411994" calcext:value-type="float">
            <text:p>48,5411994</text:p>
          </table:table-cell>
          <table:table-cell office:value-type="float" office:value="62.99264515" calcext:value-type="float">
            <text:p>62,99264515</text:p>
          </table:table-cell>
          <table:table-cell table:number-columns-repeated="2"/>
          <table:table-cell office:value-type="float" office:value="278.87036395" calcext:value-type="float">
            <text:p>278,87036395</text:p>
          </table:table-cell>
          <table:table-cell office:value-type="float" office:value="277.0317376" calcext:value-type="float">
            <text:p>277,0317376</text:p>
          </table:table-cell>
          <table:table-cell office:value-type="float" office:value="285.36846425" calcext:value-type="float">
            <text:p>285,36846425</text:p>
          </table:table-cell>
          <table:table-cell office:value-type="float" office:value="284.9133225" calcext:value-type="float">
            <text:p>284,9133225</text:p>
          </table:table-cell>
          <table:table-cell office:value-type="float" office:value="284.4821325" calcext:value-type="float">
            <text:p>284,4821325</text:p>
          </table:table-cell>
          <table:table-cell table:number-columns-repeated="2"/>
          <table:table-cell office:value-type="float" office:value="52.27293345" calcext:value-type="float">
            <text:p>52,27293345</text:p>
          </table:table-cell>
          <table:table-cell office:value-type="float" office:value="47.4962382" calcext:value-type="float">
            <text:p>47,4962382</text:p>
          </table:table-cell>
          <table:table-cell office:value-type="float" office:value="56.7260094" calcext:value-type="float">
            <text:p>56,7260094</text:p>
          </table:table-cell>
          <table:table-cell office:value-type="float" office:value="56.8924508" calcext:value-type="float">
            <text:p>56,8924508</text:p>
          </table:table-cell>
          <table:table-cell office:value-type="float" office:value="48.0659493" calcext:value-type="float">
            <text:p>48,0659493</text:p>
          </table:table-cell>
          <table:table-cell office:value-type="float" office:value="62.58150375" calcext:value-type="float">
            <text:p>62,58150375</text:p>
          </table:table-cell>
          <table:table-cell office:value-type="float" office:value="59.9643033" calcext:value-type="float">
            <text:p>59,9643033</text:p>
          </table:table-cell>
          <table:table-cell office:value-type="float" office:value="50.7138952" calcext:value-type="float">
            <text:p>50,7138952</text:p>
          </table:table-cell>
          <table:table-cell office:value-type="float" office:value="62.8228252" calcext:value-type="float">
            <text:p>62,8228252</text:p>
          </table:table-cell>
          <table:table-cell office:value-type="float" office:value="51.0248834" calcext:value-type="float">
            <text:p>51,0248834</text:p>
          </table:table-cell>
          <table:table-cell office:value-type="float" office:value="47.72837555" calcext:value-type="float">
            <text:p>47,72837555</text:p>
          </table:table-cell>
          <table:table-cell office:value-type="float" office:value="61.4929579" calcext:value-type="float">
            <text:p>61,4929579</text:p>
          </table:table-cell>
          <table:table-cell office:value-type="float" office:value="57.07611335" calcext:value-type="float">
            <text:p>57,07611335</text:p>
          </table:table-cell>
          <table:table-cell office:value-type="float" office:value="51.06898715" calcext:value-type="float">
            <text:p>51,06898715</text:p>
          </table:table-cell>
          <table:table-cell office:value-type="float" office:value="63.5291393" calcext:value-type="float">
            <text:p>63,52913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.11889175" calcext:value-type="float">
            <text:p>65,11889175</text:p>
          </table:table-cell>
          <table:table-cell office:value-type="float" office:value="56.994886" calcext:value-type="float">
            <text:p>56,994886</text:p>
          </table:table-cell>
          <table:table-cell table:number-columns-repeated="2"/>
          <table:table-cell office:value-type="float" office:value="59.1660075" calcext:value-type="float">
            <text:p>59,1660075</text:p>
          </table:table-cell>
          <table:table-cell office:value-type="float" office:value="47.8152082" calcext:value-type="float">
            <text:p>47,8152082</text:p>
          </table:table-cell>
          <table:table-cell office:value-type="float" office:value="58.4185881" calcext:value-type="float">
            <text:p>58,4185881</text:p>
          </table:table-cell>
          <table:table-cell table:number-columns-repeated="2"/>
          <table:table-cell office:value-type="float" office:value="281.3111779" calcext:value-type="float">
            <text:p>281,3111779</text:p>
          </table:table-cell>
          <table:table-cell office:value-type="float" office:value="280.27749695" calcext:value-type="float">
            <text:p>280,27749695</text:p>
          </table:table-cell>
          <table:table-cell office:value-type="float" office:value="277.41450765" calcext:value-type="float">
            <text:p>277,41450765</text:p>
          </table:table-cell>
          <table:table-cell office:value-type="float" office:value="285.3818065" calcext:value-type="float">
            <text:p>285,3818065</text:p>
          </table:table-cell>
          <table:table-cell office:value-type="float" office:value="287.44168025" calcext:value-type="float">
            <text:p>287,44168025</text:p>
          </table:table-cell>
          <table:table-cell table:number-columns-repeated="2"/>
          <table:table-cell office:value-type="float" office:value="278.87036395" calcext:value-type="float">
            <text:p>278,87036395</text:p>
          </table:table-cell>
          <table:table-cell office:value-type="float" office:value="268.6894256" calcext:value-type="float">
            <text:p>268,6894256</text:p>
          </table:table-cell>
          <table:table-cell office:value-type="float" office:value="289.5093235" calcext:value-type="float">
            <text:p>289,5093235</text:p>
          </table:table-cell>
          <table:table-cell office:value-type="float" office:value="277.0317376" calcext:value-type="float">
            <text:p>277,0317376</text:p>
          </table:table-cell>
          <table:table-cell office:value-type="float" office:value="267.562524" calcext:value-type="float">
            <text:p>267,562524</text:p>
          </table:table-cell>
          <table:table-cell office:value-type="float" office:value="291.06798085" calcext:value-type="float">
            <text:p>291,06798085</text:p>
          </table:table-cell>
          <table:table-cell office:value-type="float" office:value="285.36846425" calcext:value-type="float">
            <text:p>285,36846425</text:p>
          </table:table-cell>
          <table:table-cell office:value-type="float" office:value="269.0327544" calcext:value-type="float">
            <text:p>269,0327544</text:p>
          </table:table-cell>
          <table:table-cell office:value-type="float" office:value="295.6250624" calcext:value-type="float">
            <text:p>295,6250624</text:p>
          </table:table-cell>
          <table:table-cell office:value-type="float" office:value="284.9133225" calcext:value-type="float">
            <text:p>284,9133225</text:p>
          </table:table-cell>
          <table:table-cell office:value-type="float" office:value="261.99568085" calcext:value-type="float">
            <text:p>261,99568085</text:p>
          </table:table-cell>
          <table:table-cell office:value-type="float" office:value="292.46250835" calcext:value-type="float">
            <text:p>292,46250835</text:p>
          </table:table-cell>
          <table:table-cell office:value-type="float" office:value="284.4821325" calcext:value-type="float">
            <text:p>284,4821325</text:p>
          </table:table-cell>
          <table:table-cell office:value-type="float" office:value="265.1141789" calcext:value-type="float">
            <text:p>265,1141789</text:p>
          </table:table-cell>
          <table:table-cell office:value-type="float" office:value="293.44467985" calcext:value-type="float">
            <text:p>293,44467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.5722288" calcext:value-type="float">
            <text:p>63,5722288</text:p>
          </table:table-cell>
          <table:table-cell office:value-type="float" office:value="55.9117222" calcext:value-type="float">
            <text:p>55,9117222</text:p>
          </table:table-cell>
          <table:table-cell table:number-columns-repeated="2"/>
          <table:table-cell office:value-type="float" office:value="57.3844062" calcext:value-type="float">
            <text:p>57,3844062</text:p>
          </table:table-cell>
          <table:table-cell office:value-type="float" office:value="49.9104745" calcext:value-type="float">
            <text:p>49,9104745</text:p>
          </table:table-cell>
          <table:table-cell office:value-type="float" office:value="57.24329725" calcext:value-type="float">
            <text:p>57,24329725</text:p>
          </table:table-cell>
          <table:table-cell table:number-columns-repeated="2"/>
          <table:table-cell office:value-type="float" office:value="219.2650784" calcext:value-type="float">
            <text:p>219,2650784</text:p>
          </table:table-cell>
          <table:table-cell office:value-type="float" office:value="233.63207625" calcext:value-type="float">
            <text:p>233,63207625</text:p>
          </table:table-cell>
          <table:table-cell office:value-type="float" office:value="233.9192117" calcext:value-type="float">
            <text:p>233,9192117</text:p>
          </table:table-cell>
          <table:table-cell office:value-type="float" office:value="220.28263165" calcext:value-type="float">
            <text:p>220,28263165</text:p>
          </table:table-cell>
          <table:table-cell office:value-type="float" office:value="232.65354135" calcext:value-type="float">
            <text:p>232,65354135</text:p>
          </table:table-cell>
          <table:table-cell table:number-columns-repeated="2"/>
          <table:table-cell office:value-type="float" office:value="281.3111779" calcext:value-type="float">
            <text:p>281,3111779</text:p>
          </table:table-cell>
          <table:table-cell office:value-type="float" office:value="266.96483205" calcext:value-type="float">
            <text:p>266,96483205</text:p>
          </table:table-cell>
          <table:table-cell office:value-type="float" office:value="290.76130535" calcext:value-type="float">
            <text:p>290,76130535</text:p>
          </table:table-cell>
          <table:table-cell office:value-type="float" office:value="280.27749695" calcext:value-type="float">
            <text:p>280,27749695</text:p>
          </table:table-cell>
          <table:table-cell office:value-type="float" office:value="263.89753225" calcext:value-type="float">
            <text:p>263,89753225</text:p>
          </table:table-cell>
          <table:table-cell office:value-type="float" office:value="289.8181143" calcext:value-type="float">
            <text:p>289,8181143</text:p>
          </table:table-cell>
          <table:table-cell office:value-type="float" office:value="277.41450765" calcext:value-type="float">
            <text:p>277,41450765</text:p>
          </table:table-cell>
          <table:table-cell office:value-type="float" office:value="265.86460425" calcext:value-type="float">
            <text:p>265,86460425</text:p>
          </table:table-cell>
          <table:table-cell office:value-type="float" office:value="294.2963729" calcext:value-type="float">
            <text:p>294,2963729</text:p>
          </table:table-cell>
          <table:table-cell office:value-type="float" office:value="285.3818065" calcext:value-type="float">
            <text:p>285,3818065</text:p>
          </table:table-cell>
          <table:table-cell office:value-type="float" office:value="263.6160047" calcext:value-type="float">
            <text:p>263,6160047</text:p>
          </table:table-cell>
          <table:table-cell office:value-type="float" office:value="287.80997965" calcext:value-type="float">
            <text:p>287,80997965</text:p>
          </table:table-cell>
          <table:table-cell office:value-type="float" office:value="287.44168025" calcext:value-type="float">
            <text:p>287,44168025</text:p>
          </table:table-cell>
          <table:table-cell office:value-type="float" office:value="269.3454035" calcext:value-type="float">
            <text:p>269,3454035</text:p>
          </table:table-cell>
          <table:table-cell office:value-type="float" office:value="295.5506535" calcext:value-type="float">
            <text:p>295,5506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.0899508" calcext:value-type="float">
            <text:p>55,0899508</text:p>
          </table:table-cell>
          <table:table-cell office:value-type="float" office:value="48.9673738" calcext:value-type="float">
            <text:p>48,9673738</text:p>
          </table:table-cell>
          <table:table-cell table:number-columns-repeated="2"/>
          <table:table-cell office:value-type="float" office:value="278.97109005" calcext:value-type="float">
            <text:p>278,97109005</text:p>
          </table:table-cell>
          <table:table-cell office:value-type="float" office:value="264.339356" calcext:value-type="float">
            <text:p>264,339356</text:p>
          </table:table-cell>
          <table:table-cell office:value-type="float" office:value="291.0204602" calcext:value-type="float">
            <text:p>291,0204602</text:p>
          </table:table-cell>
          <table:table-cell table:number-columns-repeated="2"/>
          <table:table-cell office:value-type="float" office:value="224.79363675" calcext:value-type="float">
            <text:p>224,79363675</text:p>
          </table:table-cell>
          <table:table-cell office:value-type="float" office:value="223.26918155" calcext:value-type="float">
            <text:p>223,26918155</text:p>
          </table:table-cell>
          <table:table-cell office:value-type="float" office:value="231.3534309" calcext:value-type="float">
            <text:p>231,3534309</text:p>
          </table:table-cell>
          <table:table-cell office:value-type="float" office:value="230.95423575" calcext:value-type="float">
            <text:p>230,95423575</text:p>
          </table:table-cell>
          <table:table-cell office:value-type="float" office:value="234.4606172" calcext:value-type="float">
            <text:p>234,4606172</text:p>
          </table:table-cell>
          <table:table-cell table:number-columns-repeated="2"/>
          <table:table-cell office:value-type="float" office:value="219.2650784" calcext:value-type="float">
            <text:p>219,2650784</text:p>
          </table:table-cell>
          <table:table-cell office:value-type="float" office:value="186.53471205" calcext:value-type="float">
            <text:p>186,53471205</text:p>
          </table:table-cell>
          <table:table-cell office:value-type="float" office:value="244.118022" calcext:value-type="float">
            <text:p>244,118022</text:p>
          </table:table-cell>
          <table:table-cell office:value-type="float" office:value="233.63207625" calcext:value-type="float">
            <text:p>233,63207625</text:p>
          </table:table-cell>
          <table:table-cell office:value-type="float" office:value="192.5662146" calcext:value-type="float">
            <text:p>192,5662146</text:p>
          </table:table-cell>
          <table:table-cell office:value-type="float" office:value="247.6889311" calcext:value-type="float">
            <text:p>247,6889311</text:p>
          </table:table-cell>
          <table:table-cell office:value-type="float" office:value="233.9192117" calcext:value-type="float">
            <text:p>233,9192117</text:p>
          </table:table-cell>
          <table:table-cell office:value-type="float" office:value="197.92722415" calcext:value-type="float">
            <text:p>197,92722415</text:p>
          </table:table-cell>
          <table:table-cell office:value-type="float" office:value="255.54234675" calcext:value-type="float">
            <text:p>255,54234675</text:p>
          </table:table-cell>
          <table:table-cell office:value-type="float" office:value="220.28263165" calcext:value-type="float">
            <text:p>220,28263165</text:p>
          </table:table-cell>
          <table:table-cell office:value-type="float" office:value="184.86089105" calcext:value-type="float">
            <text:p>184,86089105</text:p>
          </table:table-cell>
          <table:table-cell office:value-type="float" office:value="243.2169172" calcext:value-type="float">
            <text:p>243,2169172</text:p>
          </table:table-cell>
          <table:table-cell office:value-type="float" office:value="232.65354135" calcext:value-type="float">
            <text:p>232,65354135</text:p>
          </table:table-cell>
          <table:table-cell office:value-type="float" office:value="193.22941055" calcext:value-type="float">
            <text:p>193,22941055</text:p>
          </table:table-cell>
          <table:table-cell office:value-type="float" office:value="256.02779065" calcext:value-type="float">
            <text:p>256,02779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.8611989" calcext:value-type="float">
            <text:p>58,8611989</text:p>
          </table:table-cell>
          <table:table-cell office:value-type="float" office:value="49.7434735" calcext:value-type="float">
            <text:p>49,7434735</text:p>
          </table:table-cell>
          <table:table-cell table:number-columns-repeated="2"/>
          <table:table-cell office:value-type="float" office:value="285.2212606" calcext:value-type="float">
            <text:p>285,2212606</text:p>
          </table:table-cell>
          <table:table-cell office:value-type="float" office:value="262.4939103" calcext:value-type="float">
            <text:p>262,4939103</text:p>
          </table:table-cell>
          <table:table-cell office:value-type="float" office:value="291.53895525" calcext:value-type="float">
            <text:p>291,53895525</text:p>
          </table:table-cell>
          <table:table-cell table:number-columns-repeated="2"/>
          <table:table-cell office:value-type="float" office:value="63.70600585" calcext:value-type="float">
            <text:p>63,70600585</text:p>
          </table:table-cell>
          <table:table-cell office:value-type="float" office:value="65.52988425" calcext:value-type="float">
            <text:p>65,52988425</text:p>
          </table:table-cell>
          <table:table-cell office:value-type="float" office:value="68.1492624" calcext:value-type="float">
            <text:p>68,1492624</text:p>
          </table:table-cell>
          <table:table-cell office:value-type="float" office:value="62.321958" calcext:value-type="float">
            <text:p>62,321958</text:p>
          </table:table-cell>
          <table:table-cell office:value-type="float" office:value="68.99345775" calcext:value-type="float">
            <text:p>68,99345775</text:p>
          </table:table-cell>
          <table:table-cell table:number-columns-repeated="2"/>
          <table:table-cell office:value-type="float" office:value="224.79363675" calcext:value-type="float">
            <text:p>224,79363675</text:p>
          </table:table-cell>
          <table:table-cell office:value-type="float" office:value="184.42385235" calcext:value-type="float">
            <text:p>184,42385235</text:p>
          </table:table-cell>
          <table:table-cell office:value-type="float" office:value="235.52039025" calcext:value-type="float">
            <text:p>235,52039025</text:p>
          </table:table-cell>
          <table:table-cell office:value-type="float" office:value="223.26918155" calcext:value-type="float">
            <text:p>223,26918155</text:p>
          </table:table-cell>
          <table:table-cell office:value-type="float" office:value="187.97353185" calcext:value-type="float">
            <text:p>187,97353185</text:p>
          </table:table-cell>
          <table:table-cell office:value-type="float" office:value="247.1039608" calcext:value-type="float">
            <text:p>247,1039608</text:p>
          </table:table-cell>
          <table:table-cell office:value-type="float" office:value="231.3534309" calcext:value-type="float">
            <text:p>231,3534309</text:p>
          </table:table-cell>
          <table:table-cell office:value-type="float" office:value="194.15637445" calcext:value-type="float">
            <text:p>194,15637445</text:p>
          </table:table-cell>
          <table:table-cell office:value-type="float" office:value="257.14607555" calcext:value-type="float">
            <text:p>257,14607555</text:p>
          </table:table-cell>
          <table:table-cell office:value-type="float" office:value="230.95423575" calcext:value-type="float">
            <text:p>230,95423575</text:p>
          </table:table-cell>
          <table:table-cell office:value-type="float" office:value="188.98866945" calcext:value-type="float">
            <text:p>188,98866945</text:p>
          </table:table-cell>
          <table:table-cell office:value-type="float" office:value="245.55554665" calcext:value-type="float">
            <text:p>245,55554665</text:p>
          </table:table-cell>
          <table:table-cell office:value-type="float" office:value="234.4606172" calcext:value-type="float">
            <text:p>234,4606172</text:p>
          </table:table-cell>
          <table:table-cell office:value-type="float" office:value="196.6395687" calcext:value-type="float">
            <text:p>196,6395687</text:p>
          </table:table-cell>
          <table:table-cell office:value-type="float" office:value="253.11107145" calcext:value-type="float">
            <text:p>253,111071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7688871" calcext:value-type="float">
            <text:p>54,7688871</text:p>
          </table:table-cell>
          <table:table-cell office:value-type="float" office:value="47.74207605" calcext:value-type="float">
            <text:p>47,74207605</text:p>
          </table:table-cell>
          <table:table-cell table:number-columns-repeated="2"/>
          <table:table-cell office:value-type="float" office:value="285.16797955" calcext:value-type="float">
            <text:p>285,16797955</text:p>
          </table:table-cell>
          <table:table-cell office:value-type="float" office:value="269.11180835" calcext:value-type="float">
            <text:p>269,11180835</text:p>
          </table:table-cell>
          <table:table-cell office:value-type="float" office:value="291.9009539" calcext:value-type="float">
            <text:p>291,9009539</text:p>
          </table:table-cell>
          <table:table-cell table:number-columns-repeated="2"/>
          <table:table-cell office:value-type="float" office:value="63.4632547" calcext:value-type="float">
            <text:p>63,4632547</text:p>
          </table:table-cell>
          <table:table-cell office:value-type="float" office:value="66.5927477" calcext:value-type="float">
            <text:p>66,5927477</text:p>
          </table:table-cell>
          <table:table-cell office:value-type="float" office:value="65.032353" calcext:value-type="float">
            <text:p>65,032353</text:p>
          </table:table-cell>
          <table:table-cell office:value-type="float" office:value="64.9128162" calcext:value-type="float">
            <text:p>64,9128162</text:p>
          </table:table-cell>
          <table:table-cell office:value-type="float" office:value="65.510412" calcext:value-type="float">
            <text:p>65,510412</text:p>
          </table:table-cell>
          <table:table-cell table:number-columns-repeated="2"/>
          <table:table-cell office:value-type="float" office:value="63.70600585" calcext:value-type="float">
            <text:p>63,70600585</text:p>
          </table:table-cell>
          <table:table-cell office:value-type="float" office:value="56.3186318" calcext:value-type="float">
            <text:p>56,3186318</text:p>
          </table:table-cell>
          <table:table-cell office:value-type="float" office:value="65.67997455" calcext:value-type="float">
            <text:p>65,67997455</text:p>
          </table:table-cell>
          <table:table-cell office:value-type="float" office:value="65.52988425" calcext:value-type="float">
            <text:p>65,52988425</text:p>
          </table:table-cell>
          <table:table-cell office:value-type="float" office:value="58.0065358" calcext:value-type="float">
            <text:p>58,0065358</text:p>
          </table:table-cell>
          <table:table-cell office:value-type="float" office:value="67.7179827" calcext:value-type="float">
            <text:p>67,7179827</text:p>
          </table:table-cell>
          <table:table-cell office:value-type="float" office:value="68.1492624" calcext:value-type="float">
            <text:p>68,1492624</text:p>
          </table:table-cell>
          <table:table-cell office:value-type="float" office:value="59.39694965" calcext:value-type="float">
            <text:p>59,39694965</text:p>
          </table:table-cell>
          <table:table-cell office:value-type="float" office:value="70.2224233" calcext:value-type="float">
            <text:p>70,2224233</text:p>
          </table:table-cell>
          <table:table-cell office:value-type="float" office:value="62.321958" calcext:value-type="float">
            <text:p>62,321958</text:p>
          </table:table-cell>
          <table:table-cell office:value-type="float" office:value="58.14837" calcext:value-type="float">
            <text:p>58,14837</text:p>
          </table:table-cell>
          <table:table-cell office:value-type="float" office:value="71.79442255" calcext:value-type="float">
            <text:p>71,79442255</text:p>
          </table:table-cell>
          <table:table-cell office:value-type="float" office:value="68.99345775" calcext:value-type="float">
            <text:p>68,99345775</text:p>
          </table:table-cell>
          <table:table-cell office:value-type="float" office:value="57.63777085" calcext:value-type="float">
            <text:p>57,63777085</text:p>
          </table:table-cell>
          <table:table-cell office:value-type="float" office:value="70.81155415" calcext:value-type="float">
            <text:p>70,811554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.21658805" calcext:value-type="float">
            <text:p>68,21658805</text:p>
          </table:table-cell>
          <table:table-cell office:value-type="float" office:value="60.7833285" calcext:value-type="float">
            <text:p>60,7833285</text:p>
          </table:table-cell>
          <table:table-cell table:number-columns-repeated="2"/>
          <table:table-cell office:value-type="float" office:value="218.9378808" calcext:value-type="float">
            <text:p>218,9378808</text:p>
          </table:table-cell>
          <table:table-cell office:value-type="float" office:value="183.38366565" calcext:value-type="float">
            <text:p>183,38366565</text:p>
          </table:table-cell>
          <table:table-cell office:value-type="float" office:value="248.3405262" calcext:value-type="float">
            <text:p>248,3405262</text:p>
          </table:table-cell>
          <table:table-cell table:number-columns-repeated="2"/>
          <table:table-cell office:value-type="float" office:value="53.8940168" calcext:value-type="float">
            <text:p>53,8940168</text:p>
          </table:table-cell>
          <table:table-cell office:value-type="float" office:value="55.1981399" calcext:value-type="float">
            <text:p>55,1981399</text:p>
          </table:table-cell>
          <table:table-cell office:value-type="float" office:value="58.99274015" calcext:value-type="float">
            <text:p>58,99274015</text:p>
          </table:table-cell>
          <table:table-cell office:value-type="float" office:value="56.369796" calcext:value-type="float">
            <text:p>56,369796</text:p>
          </table:table-cell>
          <table:table-cell office:value-type="float" office:value="62.4612098" calcext:value-type="float">
            <text:p>62,4612098</text:p>
          </table:table-cell>
          <table:table-cell table:number-columns-repeated="2"/>
          <table:table-cell office:value-type="float" office:value="63.4632547" calcext:value-type="float">
            <text:p>63,4632547</text:p>
          </table:table-cell>
          <table:table-cell office:value-type="float" office:value="58.4847149" calcext:value-type="float">
            <text:p>58,4847149</text:p>
          </table:table-cell>
          <table:table-cell office:value-type="float" office:value="65.48841355" calcext:value-type="float">
            <text:p>65,48841355</text:p>
          </table:table-cell>
          <table:table-cell office:value-type="float" office:value="66.5927477" calcext:value-type="float">
            <text:p>66,5927477</text:p>
          </table:table-cell>
          <table:table-cell office:value-type="float" office:value="57.0525499" calcext:value-type="float">
            <text:p>57,0525499</text:p>
          </table:table-cell>
          <table:table-cell office:value-type="float" office:value="67.42474355" calcext:value-type="float">
            <text:p>67,42474355</text:p>
          </table:table-cell>
          <table:table-cell office:value-type="float" office:value="65.032353" calcext:value-type="float">
            <text:p>65,032353</text:p>
          </table:table-cell>
          <table:table-cell office:value-type="float" office:value="58.63173635" calcext:value-type="float">
            <text:p>58,63173635</text:p>
          </table:table-cell>
          <table:table-cell office:value-type="float" office:value="72.4017387" calcext:value-type="float">
            <text:p>72,4017387</text:p>
          </table:table-cell>
          <table:table-cell office:value-type="float" office:value="64.9128162" calcext:value-type="float">
            <text:p>64,9128162</text:p>
          </table:table-cell>
          <table:table-cell office:value-type="float" office:value="58.0789968" calcext:value-type="float">
            <text:p>58,0789968</text:p>
          </table:table-cell>
          <table:table-cell office:value-type="float" office:value="68.7240007" calcext:value-type="float">
            <text:p>68,7240007</text:p>
          </table:table-cell>
          <table:table-cell office:value-type="float" office:value="65.510412" calcext:value-type="float">
            <text:p>65,510412</text:p>
          </table:table-cell>
          <table:table-cell office:value-type="float" office:value="57.1244838" calcext:value-type="float">
            <text:p>57,1244838</text:p>
          </table:table-cell>
          <table:table-cell office:value-type="float" office:value="70.32159895" calcext:value-type="float">
            <text:p>70,321598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.343125" calcext:value-type="float">
            <text:p>68,343125</text:p>
          </table:table-cell>
          <table:table-cell office:value-type="float" office:value="57.7263977" calcext:value-type="float">
            <text:p>57,7263977</text:p>
          </table:table-cell>
          <table:table-cell table:number-columns-repeated="2"/>
          <table:table-cell office:value-type="float" office:value="218.8069683" calcext:value-type="float">
            <text:p>218,8069683</text:p>
          </table:table-cell>
          <table:table-cell office:value-type="float" office:value="186.7634934" calcext:value-type="float">
            <text:p>186,7634934</text:p>
          </table:table-cell>
          <table:table-cell office:value-type="float" office:value="246.18857375" calcext:value-type="float">
            <text:p>246,18857375</text:p>
          </table:table-cell>
          <table:table-cell table:number-columns-repeated="2"/>
          <table:table-cell office:value-type="float" office:value="50.2939594" calcext:value-type="float">
            <text:p>50,2939594</text:p>
          </table:table-cell>
          <table:table-cell office:value-type="float" office:value="51.716805" calcext:value-type="float">
            <text:p>51,716805</text:p>
          </table:table-cell>
          <table:table-cell office:value-type="float" office:value="61.860827" calcext:value-type="float">
            <text:p>61,860827</text:p>
          </table:table-cell>
          <table:table-cell office:value-type="float" office:value="57.03003975" calcext:value-type="float">
            <text:p>57,03003975</text:p>
          </table:table-cell>
          <table:table-cell office:value-type="float" office:value="57.9342006" calcext:value-type="float">
            <text:p>57,9342006</text:p>
          </table:table-cell>
          <table:table-cell table:number-columns-repeated="2"/>
          <table:table-cell office:value-type="float" office:value="53.8940168" calcext:value-type="float">
            <text:p>53,8940168</text:p>
          </table:table-cell>
          <table:table-cell office:value-type="float" office:value="48.7700991" calcext:value-type="float">
            <text:p>48,7700991</text:p>
          </table:table-cell>
          <table:table-cell office:value-type="float" office:value="56.192351" calcext:value-type="float">
            <text:p>56,192351</text:p>
          </table:table-cell>
          <table:table-cell office:value-type="float" office:value="55.1981399" calcext:value-type="float">
            <text:p>55,1981399</text:p>
          </table:table-cell>
          <table:table-cell office:value-type="float" office:value="47.8854139" calcext:value-type="float">
            <text:p>47,8854139</text:p>
          </table:table-cell>
          <table:table-cell office:value-type="float" office:value="57.2699303" calcext:value-type="float">
            <text:p>57,2699303</text:p>
          </table:table-cell>
          <table:table-cell office:value-type="float" office:value="58.99274015" calcext:value-type="float">
            <text:p>58,99274015</text:p>
          </table:table-cell>
          <table:table-cell office:value-type="float" office:value="52.3573766" calcext:value-type="float">
            <text:p>52,3573766</text:p>
          </table:table-cell>
          <table:table-cell office:value-type="float" office:value="61.40793035" calcext:value-type="float">
            <text:p>61,40793035</text:p>
          </table:table-cell>
          <table:table-cell office:value-type="float" office:value="56.369796" calcext:value-type="float">
            <text:p>56,369796</text:p>
          </table:table-cell>
          <table:table-cell office:value-type="float" office:value="48.0568702" calcext:value-type="float">
            <text:p>48,0568702</text:p>
          </table:table-cell>
          <table:table-cell office:value-type="float" office:value="61.5745824" calcext:value-type="float">
            <text:p>61,5745824</text:p>
          </table:table-cell>
          <table:table-cell office:value-type="float" office:value="62.4612098" calcext:value-type="float">
            <text:p>62,4612098</text:p>
          </table:table-cell>
          <table:table-cell office:value-type="float" office:value="50.8660936" calcext:value-type="float">
            <text:p>50,8660936</text:p>
          </table:table-cell>
          <table:table-cell office:value-type="float" office:value="62.20214195" calcext:value-type="float">
            <text:p>62,20214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.62239715" calcext:value-type="float">
            <text:p>68,62239715</text:p>
          </table:table-cell>
          <table:table-cell office:value-type="float" office:value="59.79970035" calcext:value-type="float">
            <text:p>59,79970035</text:p>
          </table:table-cell>
          <table:table-cell table:number-columns-repeated="2"/>
          <table:table-cell office:value-type="float" office:value="223.50571145" calcext:value-type="float">
            <text:p>223,50571145</text:p>
          </table:table-cell>
          <table:table-cell office:value-type="float" office:value="191.08055385" calcext:value-type="float">
            <text:p>191,08055385</text:p>
          </table:table-cell>
          <table:table-cell office:value-type="float" office:value="247.3651396" calcext:value-type="float">
            <text:p>247,3651396</text:p>
          </table:table-cell>
          <table:table-cell table:number-columns-repeated="2"/>
          <table:table-cell office:value-type="float" office:value="265.51056935" calcext:value-type="float">
            <text:p>265,51056935</text:p>
          </table:table-cell>
          <table:table-cell office:value-type="float" office:value="266.29747205" calcext:value-type="float">
            <text:p>266,29747205</text:p>
          </table:table-cell>
          <table:table-cell office:value-type="float" office:value="259.8267185" calcext:value-type="float">
            <text:p>259,8267185</text:p>
          </table:table-cell>
          <table:table-cell office:value-type="float" office:value="261.41425455" calcext:value-type="float">
            <text:p>261,41425455</text:p>
          </table:table-cell>
          <table:table-cell office:value-type="float" office:value="264.0585918" calcext:value-type="float">
            <text:p>264,0585918</text:p>
          </table:table-cell>
          <table:table-cell table:number-columns-repeated="2"/>
          <table:table-cell office:value-type="float" office:value="50.2939594" calcext:value-type="float">
            <text:p>50,2939594</text:p>
          </table:table-cell>
          <table:table-cell office:value-type="float" office:value="48.45482925" calcext:value-type="float">
            <text:p>48,45482925</text:p>
          </table:table-cell>
          <table:table-cell office:value-type="float" office:value="58.1657388" calcext:value-type="float">
            <text:p>58,1657388</text:p>
          </table:table-cell>
          <table:table-cell office:value-type="float" office:value="51.716805" calcext:value-type="float">
            <text:p>51,716805</text:p>
          </table:table-cell>
          <table:table-cell office:value-type="float" office:value="47.021912" calcext:value-type="float">
            <text:p>47,021912</text:p>
          </table:table-cell>
          <table:table-cell office:value-type="float" office:value="58.3735356" calcext:value-type="float">
            <text:p>58,3735356</text:p>
          </table:table-cell>
          <table:table-cell office:value-type="float" office:value="61.860827" calcext:value-type="float">
            <text:p>61,860827</text:p>
          </table:table-cell>
          <table:table-cell office:value-type="float" office:value="51.9846437" calcext:value-type="float">
            <text:p>51,9846437</text:p>
          </table:table-cell>
          <table:table-cell office:value-type="float" office:value="62.5971339" calcext:value-type="float">
            <text:p>62,5971339</text:p>
          </table:table-cell>
          <table:table-cell office:value-type="float" office:value="57.03003975" calcext:value-type="float">
            <text:p>57,03003975</text:p>
          </table:table-cell>
          <table:table-cell office:value-type="float" office:value="48.5821682" calcext:value-type="float">
            <text:p>48,5821682</text:p>
          </table:table-cell>
          <table:table-cell office:value-type="float" office:value="60.6077528" calcext:value-type="float">
            <text:p>60,6077528</text:p>
          </table:table-cell>
          <table:table-cell office:value-type="float" office:value="57.9342006" calcext:value-type="float">
            <text:p>57,9342006</text:p>
          </table:table-cell>
          <table:table-cell office:value-type="float" office:value="50.11124315" calcext:value-type="float">
            <text:p>50,11124315</text:p>
          </table:table-cell>
          <table:table-cell office:value-type="float" office:value="64.51056705" calcext:value-type="float">
            <text:p>64,51056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4.5732541" calcext:value-type="float">
            <text:p>284,5732541</text:p>
          </table:table-cell>
          <table:table-cell office:value-type="float" office:value="223.499902" calcext:value-type="float">
            <text:p>223,499902</text:p>
          </table:table-cell>
          <table:table-cell table:number-columns-repeated="2"/>
          <table:table-cell office:value-type="float" office:value="60.9396702" calcext:value-type="float">
            <text:p>60,9396702</text:p>
          </table:table-cell>
          <table:table-cell office:value-type="float" office:value="57.4551482" calcext:value-type="float">
            <text:p>57,4551482</text:p>
          </table:table-cell>
          <table:table-cell office:value-type="float" office:value="68.08593115" calcext:value-type="float">
            <text:p>68,08593115</text:p>
          </table:table-cell>
          <table:table-cell table:number-columns-repeated="2"/>
          <table:table-cell office:value-type="float" office:value="262.34257945" calcext:value-type="float">
            <text:p>262,34257945</text:p>
          </table:table-cell>
          <table:table-cell office:value-type="float" office:value="266.1083727" calcext:value-type="float">
            <text:p>266,1083727</text:p>
          </table:table-cell>
          <table:table-cell office:value-type="float" office:value="267.4837811" calcext:value-type="float">
            <text:p>267,4837811</text:p>
          </table:table-cell>
          <table:table-cell office:value-type="float" office:value="265.33948295" calcext:value-type="float">
            <text:p>265,33948295</text:p>
          </table:table-cell>
          <table:table-cell office:value-type="float" office:value="269.0646167" calcext:value-type="float">
            <text:p>269,0646167</text:p>
          </table:table-cell>
          <table:table-cell table:number-columns-repeated="2"/>
          <table:table-cell table:style-name="ce11" table:formula="of:=SUM([.R33:.R48])" office:value-type="float" office:value="2476.34633265" calcext:value-type="float">
            <text:p>2476,34633265</text:p>
          </table:table-cell>
          <table:table-cell table:style-name="ce11" table:formula="of:=SUM([.S33:.S48])" office:value-type="float" office:value="2225.44514325" calcext:value-type="float">
            <text:p>2225,44514325</text:p>
          </table:table-cell>
          <table:table-cell table:style-name="ce11" table:formula="of:=SUM([.T33:.T48])" office:value-type="float" office:value="2601.16649935" calcext:value-type="float">
            <text:p>2601,16649935</text:p>
          </table:table-cell>
          <table:table-cell table:style-name="ce11" table:formula="of:=SUM([.U33:.U48])" office:value-type="float" office:value="2510.5153727" calcext:value-type="float">
            <text:p>2510,5153727</text:p>
          </table:table-cell>
          <table:table-cell table:style-name="ce11" table:formula="of:=SUM([.V33:.V48])" office:value-type="float" office:value="2244.7479512" calcext:value-type="float">
            <text:p>2244,7479512</text:p>
          </table:table-cell>
          <table:table-cell table:style-name="ce11" table:formula="of:=SUM([.W33:.W48])" office:value-type="float" office:value="2663.72760715" calcext:value-type="float">
            <text:p>2663,72760715</text:p>
          </table:table-cell>
          <table:table-cell table:style-name="ce11" table:formula="of:=SUM([.X33:.X48])" office:value-type="float" office:value="2565.85110505" calcext:value-type="float">
            <text:p>2565,85110505</text:p>
          </table:table-cell>
          <table:table-cell table:style-name="ce11" table:formula="of:=SUM([.Y33:.Y48])" office:value-type="float" office:value="2282.58104" calcext:value-type="float">
            <text:p>2282,58104</text:p>
          </table:table-cell>
          <table:table-cell table:style-name="ce11" table:formula="of:=SUM([.Z33:.Z48])" office:value-type="float" office:value="2726.8003096" calcext:value-type="float">
            <text:p>2726,8003096</text:p>
          </table:table-cell>
          <table:table-cell table:style-name="ce11" table:formula="of:=SUM([.AA33:.AA48])" office:value-type="float" office:value="2524.617118" calcext:value-type="float">
            <text:p>2524,617118</text:p>
          </table:table-cell>
          <table:table-cell table:style-name="ce11" table:formula="of:=SUM([.AB33:.AB48])" office:value-type="float" office:value="2225.2671156" calcext:value-type="float">
            <text:p>2225,2671156</text:p>
          </table:table-cell>
          <table:table-cell table:style-name="ce11" table:formula="of:=SUM([.AC33:.AC48])" office:value-type="float" office:value="2658.80678585" calcext:value-type="float">
            <text:p>2658,80678585</text:p>
          </table:table-cell>
          <table:table-cell table:style-name="ce11" table:formula="of:=SUM([.AD33:.AD48])" office:value-type="float" office:value="2577.7811967" calcext:value-type="float">
            <text:p>2577,7811967</text:p>
          </table:table-cell>
          <table:table-cell table:style-name="ce11" table:formula="of:=SUM([.AE33:.AE48])" office:value-type="float" office:value="2282.5179886" calcext:value-type="float">
            <text:p>2282,5179886</text:p>
          </table:table-cell>
          <table:table-cell table:style-name="ce11" table:formula="of:=SUM([.AF33:.AF48])" office:value-type="float" office:value="2737.5631833" calcext:value-type="float">
            <text:p>2737,5631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8.90826945" calcext:value-type="float">
            <text:p>278,90826945</text:p>
          </table:table-cell>
          <table:table-cell office:value-type="float" office:value="222.92946175" calcext:value-type="float">
            <text:p>222,92946175</text:p>
          </table:table-cell>
          <table:table-cell table:number-columns-repeated="2"/>
          <table:table-cell office:value-type="float" office:value="65.906434" calcext:value-type="float">
            <text:p>65,906434</text:p>
          </table:table-cell>
          <table:table-cell office:value-type="float" office:value="57.02061415" calcext:value-type="float">
            <text:p>57,02061415</text:p>
          </table:table-cell>
          <table:table-cell office:value-type="float" office:value="67.67525535" calcext:value-type="float">
            <text:p>67,67525535</text:p>
          </table:table-cell>
          <table:table-cell table:number-columns-repeated="2"/>
          <table:table-cell office:value-type="float" office:value="184.12648305" calcext:value-type="float">
            <text:p>184,12648305</text:p>
          </table:table-cell>
          <table:table-cell office:value-type="float" office:value="186.5449526" calcext:value-type="float">
            <text:p>186,5449526</text:p>
          </table:table-cell>
          <table:table-cell office:value-type="float" office:value="193.90658995" calcext:value-type="float">
            <text:p>193,90658995</text:p>
          </table:table-cell>
          <table:table-cell office:value-type="float" office:value="188.9415174" calcext:value-type="float">
            <text:p>188,9415174</text:p>
          </table:table-cell>
          <table:table-cell office:value-type="float" office:value="195.3449641" calcext:value-type="float">
            <text:p>195,34496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8.4427184" calcext:value-type="float">
            <text:p>278,4427184</text:p>
          </table:table-cell>
          <table:table-cell office:value-type="float" office:value="225.7980848" calcext:value-type="float">
            <text:p>225,7980848</text:p>
          </table:table-cell>
          <table:table-cell table:number-columns-repeated="2"/>
          <table:table-cell office:value-type="float" office:value="63.219843" calcext:value-type="float">
            <text:p>63,219843</text:p>
          </table:table-cell>
          <table:table-cell office:value-type="float" office:value="57.423692" calcext:value-type="float">
            <text:p>57,423692</text:p>
          </table:table-cell>
          <table:table-cell office:value-type="float" office:value="69.8925958" calcext:value-type="float">
            <text:p>69,8925958</text:p>
          </table:table-cell>
          <table:table-cell table:number-columns-repeated="2"/>
          <table:table-cell office:value-type="float" office:value="183.7196188" calcext:value-type="float">
            <text:p>183,7196188</text:p>
          </table:table-cell>
          <table:table-cell office:value-type="float" office:value="188.33584405" calcext:value-type="float">
            <text:p>188,33584405</text:p>
          </table:table-cell>
          <table:table-cell office:value-type="float" office:value="191.37757485" calcext:value-type="float">
            <text:p>191,37757485</text:p>
          </table:table-cell>
          <table:table-cell office:value-type="float" office:value="186.75895645" calcext:value-type="float">
            <text:p>186,75895645</text:p>
          </table:table-cell>
          <table:table-cell office:value-type="float" office:value="194.0032555" calcext:value-type="float">
            <text:p>194,00325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3.0311842" calcext:value-type="float">
            <text:p>263,0311842</text:p>
          </table:table-cell>
          <table:table-cell office:value-type="float" office:value="188.7585578" calcext:value-type="float">
            <text:p>188,7585578</text:p>
          </table:table-cell>
          <table:table-cell table:number-columns-repeated="2"/>
          <table:table-cell office:value-type="float" office:value="56.03171525" calcext:value-type="float">
            <text:p>56,03171525</text:p>
          </table:table-cell>
          <table:table-cell office:value-type="float" office:value="48.95582155" calcext:value-type="float">
            <text:p>48,95582155</text:p>
          </table:table-cell>
          <table:table-cell office:value-type="float" office:value="61.3157175" calcext:value-type="float">
            <text:p>61,3157175</text:p>
          </table:table-cell>
          <table:table-cell table:number-columns-repeated="2"/>
          <table:table-cell office:value-type="float" office:value="58.2629821" calcext:value-type="float">
            <text:p>58,2629821</text:p>
          </table:table-cell>
          <table:table-cell office:value-type="float" office:value="58.3253531" calcext:value-type="float">
            <text:p>58,3253531</text:p>
          </table:table-cell>
          <table:table-cell office:value-type="float" office:value="60.8374749" calcext:value-type="float">
            <text:p>60,8374749</text:p>
          </table:table-cell>
          <table:table-cell office:value-type="float" office:value="59.0392367" calcext:value-type="float">
            <text:p>59,0392367</text:p>
          </table:table-cell>
          <table:table-cell office:value-type="float" office:value="58.10273275" calcext:value-type="float">
            <text:p>58,102732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7.99040065" calcext:value-type="float">
            <text:p>267,99040065</text:p>
          </table:table-cell>
          <table:table-cell office:value-type="float" office:value="189.9120579" calcext:value-type="float">
            <text:p>189,9120579</text:p>
          </table:table-cell>
          <table:table-cell table:number-columns-repeated="2"/>
          <table:table-cell office:value-type="float" office:value="55.4066392" calcext:value-type="float">
            <text:p>55,4066392</text:p>
          </table:table-cell>
          <table:table-cell office:value-type="float" office:value="48.39785425" calcext:value-type="float">
            <text:p>48,39785425</text:p>
          </table:table-cell>
          <table:table-cell office:value-type="float" office:value="60.6507848" calcext:value-type="float">
            <text:p>60,6507848</text:p>
          </table:table-cell>
          <table:table-cell table:number-columns-repeated="2"/>
          <table:table-cell office:value-type="float" office:value="55.5581984" calcext:value-type="float">
            <text:p>55,5581984</text:p>
          </table:table-cell>
          <table:table-cell office:value-type="float" office:value="59.06937025" calcext:value-type="float">
            <text:p>59,06937025</text:p>
          </table:table-cell>
          <table:table-cell office:value-type="float" office:value="60.20684495" calcext:value-type="float">
            <text:p>60,20684495</text:p>
          </table:table-cell>
          <table:table-cell office:value-type="float" office:value="54.97755925" calcext:value-type="float">
            <text:p>54,97755925</text:p>
          </table:table-cell>
          <table:table-cell office:value-type="float" office:value="60.6484676" calcext:value-type="float">
            <text:p>60,64846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4.4635517" calcext:value-type="float">
            <text:p>264,4635517</text:p>
          </table:table-cell>
          <table:table-cell office:value-type="float" office:value="190.6716754" calcext:value-type="float">
            <text:p>190,6716754</text:p>
          </table:table-cell>
          <table:table-cell table:number-columns-repeated="2"/>
          <table:table-cell office:value-type="float" office:value="52.9947138" calcext:value-type="float">
            <text:p>52,9947138</text:p>
          </table:table-cell>
          <table:table-cell office:value-type="float" office:value="48.20849275" calcext:value-type="float">
            <text:p>48,20849275</text:p>
          </table:table-cell>
          <table:table-cell office:value-type="float" office:value="62.05127735" calcext:value-type="float">
            <text:p>62,05127735</text:p>
          </table:table-cell>
          <table:table-cell table:number-columns-repeated="2"/>
          <table:table-cell office:value-type="float" office:value="49.7873768" calcext:value-type="float">
            <text:p>49,7873768</text:p>
          </table:table-cell>
          <table:table-cell office:value-type="float" office:value="50.03442285" calcext:value-type="float">
            <text:p>50,03442285</text:p>
          </table:table-cell>
          <table:table-cell office:value-type="float" office:value="48.876497" calcext:value-type="float">
            <text:p>48,876497</text:p>
          </table:table-cell>
          <table:table-cell office:value-type="float" office:value="48.7400815" calcext:value-type="float">
            <text:p>48,7400815</text:p>
          </table:table-cell>
          <table:table-cell office:value-type="float" office:value="50.15821995" calcext:value-type="float">
            <text:p>50,158219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3.836479" calcext:value-type="float">
            <text:p>283,836479</text:p>
          </table:table-cell>
          <table:table-cell office:value-type="float" office:value="243.12255705" calcext:value-type="float">
            <text:p>243,12255705</text:p>
          </table:table-cell>
          <table:table-cell table:number-columns-repeated="2"/>
          <table:table-cell office:value-type="float" office:value="282.25026735" calcext:value-type="float">
            <text:p>282,25026735</text:p>
          </table:table-cell>
          <table:table-cell office:value-type="float" office:value="263.1705338" calcext:value-type="float">
            <text:p>263,1705338</text:p>
          </table:table-cell>
          <table:table-cell office:value-type="float" office:value="291.8247772" calcext:value-type="float">
            <text:p>291,8247772</text:p>
          </table:table-cell>
          <table:table-cell table:number-columns-repeated="2"/>
          <table:table-cell office:value-type="float" office:value="47.4962382" calcext:value-type="float">
            <text:p>47,4962382</text:p>
          </table:table-cell>
          <table:table-cell office:value-type="float" office:value="48.0659493" calcext:value-type="float">
            <text:p>48,0659493</text:p>
          </table:table-cell>
          <table:table-cell office:value-type="float" office:value="50.7138952" calcext:value-type="float">
            <text:p>50,7138952</text:p>
          </table:table-cell>
          <table:table-cell office:value-type="float" office:value="47.72837555" calcext:value-type="float">
            <text:p>47,72837555</text:p>
          </table:table-cell>
          <table:table-cell office:value-type="float" office:value="51.06898715" calcext:value-type="float">
            <text:p>51,068987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4.6702626" calcext:value-type="float">
            <text:p>294,6702626</text:p>
          </table:table-cell>
          <table:table-cell office:value-type="float" office:value="246.08809145" calcext:value-type="float">
            <text:p>246,08809145</text:p>
          </table:table-cell>
          <table:table-cell table:number-columns-repeated="2"/>
          <table:table-cell office:value-type="float" office:value="285.19443605" calcext:value-type="float">
            <text:p>285,19443605</text:p>
          </table:table-cell>
          <table:table-cell office:value-type="float" office:value="263.0468103" calcext:value-type="float">
            <text:p>263,0468103</text:p>
          </table:table-cell>
          <table:table-cell office:value-type="float" office:value="295.12728285" calcext:value-type="float">
            <text:p>295,12728285</text:p>
          </table:table-cell>
          <table:table-cell table:number-columns-repeated="2"/>
          <table:table-cell office:value-type="float" office:value="268.6894256" calcext:value-type="float">
            <text:p>268,6894256</text:p>
          </table:table-cell>
          <table:table-cell office:value-type="float" office:value="267.562524" calcext:value-type="float">
            <text:p>267,562524</text:p>
          </table:table-cell>
          <table:table-cell office:value-type="float" office:value="269.0327544" calcext:value-type="float">
            <text:p>269,0327544</text:p>
          </table:table-cell>
          <table:table-cell office:value-type="float" office:value="261.99568085" calcext:value-type="float">
            <text:p>261,99568085</text:p>
          </table:table-cell>
          <table:table-cell office:value-type="float" office:value="265.1141789" calcext:value-type="float">
            <text:p>265,11417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1.55607425" calcext:value-type="float">
            <text:p>291,55607425</text:p>
          </table:table-cell>
          <table:table-cell office:value-type="float" office:value="245.8204998" calcext:value-type="float">
            <text:p>245,8204998</text:p>
          </table:table-cell>
          <table:table-cell table:number-columns-repeated="2"/>
          <table:table-cell office:value-type="float" office:value="282.1459979" calcext:value-type="float">
            <text:p>282,1459979</text:p>
          </table:table-cell>
          <table:table-cell office:value-type="float" office:value="261.24531435" calcext:value-type="float">
            <text:p>261,24531435</text:p>
          </table:table-cell>
          <table:table-cell office:value-type="float" office:value="293.1750295" calcext:value-type="float">
            <text:p>293,1750295</text:p>
          </table:table-cell>
          <table:table-cell table:number-columns-repeated="2"/>
          <table:table-cell office:value-type="float" office:value="266.96483205" calcext:value-type="float">
            <text:p>266,96483205</text:p>
          </table:table-cell>
          <table:table-cell office:value-type="float" office:value="263.89753225" calcext:value-type="float">
            <text:p>263,89753225</text:p>
          </table:table-cell>
          <table:table-cell office:value-type="float" office:value="265.86460425" calcext:value-type="float">
            <text:p>265,86460425</text:p>
          </table:table-cell>
          <table:table-cell office:value-type="float" office:value="263.6160047" calcext:value-type="float">
            <text:p>263,6160047</text:p>
          </table:table-cell>
          <table:table-cell office:value-type="float" office:value="269.3454035" calcext:value-type="float">
            <text:p>269,34540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4.9330616" calcext:value-type="float">
            <text:p>64,9330616</text:p>
          </table:table-cell>
          <table:table-cell office:value-type="float" office:value="49.57295505" calcext:value-type="float">
            <text:p>49,57295505</text:p>
          </table:table-cell>
          <table:table-cell table:number-columns-repeated="2"/>
          <table:table-cell office:value-type="float" office:value="226.43625715" calcext:value-type="float">
            <text:p>226,43625715</text:p>
          </table:table-cell>
          <table:table-cell office:value-type="float" office:value="188.7849607" calcext:value-type="float">
            <text:p>188,7849607</text:p>
          </table:table-cell>
          <table:table-cell office:value-type="float" office:value="246.02533085" calcext:value-type="float">
            <text:p>246,02533085</text:p>
          </table:table-cell>
          <table:table-cell table:number-columns-repeated="2"/>
          <table:table-cell office:value-type="float" office:value="186.53471205" calcext:value-type="float">
            <text:p>186,53471205</text:p>
          </table:table-cell>
          <table:table-cell office:value-type="float" office:value="192.5662146" calcext:value-type="float">
            <text:p>192,5662146</text:p>
          </table:table-cell>
          <table:table-cell office:value-type="float" office:value="197.92722415" calcext:value-type="float">
            <text:p>197,92722415</text:p>
          </table:table-cell>
          <table:table-cell office:value-type="float" office:value="184.86089105" calcext:value-type="float">
            <text:p>184,86089105</text:p>
          </table:table-cell>
          <table:table-cell office:value-type="float" office:value="193.22941055" calcext:value-type="float">
            <text:p>193,229410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5.519355" calcext:value-type="float">
            <text:p>65,519355</text:p>
          </table:table-cell>
          <table:table-cell office:value-type="float" office:value="53.0325024" calcext:value-type="float">
            <text:p>53,0325024</text:p>
          </table:table-cell>
          <table:table-cell table:number-columns-repeated="2"/>
          <table:table-cell office:value-type="float" office:value="221.685877" calcext:value-type="float">
            <text:p>221,685877</text:p>
          </table:table-cell>
          <table:table-cell office:value-type="float" office:value="190.1308967" calcext:value-type="float">
            <text:p>190,1308967</text:p>
          </table:table-cell>
          <table:table-cell office:value-type="float" office:value="245.5647823" calcext:value-type="float">
            <text:p>245,5647823</text:p>
          </table:table-cell>
          <table:table-cell table:number-columns-repeated="2"/>
          <table:table-cell office:value-type="float" office:value="184.42385235" calcext:value-type="float">
            <text:p>184,42385235</text:p>
          </table:table-cell>
          <table:table-cell office:value-type="float" office:value="187.97353185" calcext:value-type="float">
            <text:p>187,97353185</text:p>
          </table:table-cell>
          <table:table-cell office:value-type="float" office:value="194.15637445" calcext:value-type="float">
            <text:p>194,15637445</text:p>
          </table:table-cell>
          <table:table-cell office:value-type="float" office:value="188.98866945" calcext:value-type="float">
            <text:p>188,98866945</text:p>
          </table:table-cell>
          <table:table-cell office:value-type="float" office:value="196.6395687" calcext:value-type="float">
            <text:p>196,63956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.584123" calcext:value-type="float">
            <text:p>62,584123</text:p>
          </table:table-cell>
          <table:table-cell office:value-type="float" office:value="56.0548497" calcext:value-type="float">
            <text:p>56,0548497</text:p>
          </table:table-cell>
          <table:table-cell table:number-columns-repeated="2"/>
          <table:table-cell office:value-type="float" office:value="228.984477" calcext:value-type="float">
            <text:p>228,984477</text:p>
          </table:table-cell>
          <table:table-cell office:value-type="float" office:value="188.4238154" calcext:value-type="float">
            <text:p>188,4238154</text:p>
          </table:table-cell>
          <table:table-cell office:value-type="float" office:value="245.07734295" calcext:value-type="float">
            <text:p>245,07734295</text:p>
          </table:table-cell>
          <table:table-cell table:number-columns-repeated="2"/>
          <table:table-cell office:value-type="float" office:value="56.3186318" calcext:value-type="float">
            <text:p>56,3186318</text:p>
          </table:table-cell>
          <table:table-cell office:value-type="float" office:value="58.0065358" calcext:value-type="float">
            <text:p>58,0065358</text:p>
          </table:table-cell>
          <table:table-cell office:value-type="float" office:value="59.39694965" calcext:value-type="float">
            <text:p>59,39694965</text:p>
          </table:table-cell>
          <table:table-cell office:value-type="float" office:value="58.14837" calcext:value-type="float">
            <text:p>58,14837</text:p>
          </table:table-cell>
          <table:table-cell office:value-type="float" office:value="57.63777085" calcext:value-type="float">
            <text:p>57,637770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.1387687" calcext:value-type="float">
            <text:p>59,1387687</text:p>
          </table:table-cell>
          <table:table-cell office:value-type="float" office:value="48.3087834" calcext:value-type="float">
            <text:p>48,3087834</text:p>
          </table:table-cell>
          <table:table-cell table:number-columns-repeated="2"/>
          <table:table-cell office:value-type="float" office:value="63.9708025" calcext:value-type="float">
            <text:p>63,9708025</text:p>
          </table:table-cell>
          <table:table-cell office:value-type="float" office:value="60.7172155" calcext:value-type="float">
            <text:p>60,7172155</text:p>
          </table:table-cell>
          <table:table-cell office:value-type="float" office:value="68.34040375" calcext:value-type="float">
            <text:p>68,34040375</text:p>
          </table:table-cell>
          <table:table-cell table:number-columns-repeated="2"/>
          <table:table-cell office:value-type="float" office:value="58.4847149" calcext:value-type="float">
            <text:p>58,4847149</text:p>
          </table:table-cell>
          <table:table-cell office:value-type="float" office:value="57.0525499" calcext:value-type="float">
            <text:p>57,0525499</text:p>
          </table:table-cell>
          <table:table-cell office:value-type="float" office:value="58.63173635" calcext:value-type="float">
            <text:p>58,63173635</text:p>
          </table:table-cell>
          <table:table-cell office:value-type="float" office:value="58.0789968" calcext:value-type="float">
            <text:p>58,0789968</text:p>
          </table:table-cell>
          <table:table-cell office:value-type="float" office:value="57.1244838" calcext:value-type="float">
            <text:p>57,12448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.2554648" calcext:value-type="float">
            <text:p>57,2554648</text:p>
          </table:table-cell>
          <table:table-cell office:value-type="float" office:value="49.6675564" calcext:value-type="float">
            <text:p>49,6675564</text:p>
          </table:table-cell>
          <table:table-cell table:number-columns-repeated="2"/>
          <table:table-cell office:value-type="float" office:value="63.30223835" calcext:value-type="float">
            <text:p>63,30223835</text:p>
          </table:table-cell>
          <table:table-cell office:value-type="float" office:value="58.0849636" calcext:value-type="float">
            <text:p>58,0849636</text:p>
          </table:table-cell>
          <table:table-cell office:value-type="float" office:value="67.6783903" calcext:value-type="float">
            <text:p>67,6783903</text:p>
          </table:table-cell>
          <table:table-cell table:number-columns-repeated="2"/>
          <table:table-cell office:value-type="float" office:value="48.7700991" calcext:value-type="float">
            <text:p>48,7700991</text:p>
          </table:table-cell>
          <table:table-cell office:value-type="float" office:value="47.8854139" calcext:value-type="float">
            <text:p>47,8854139</text:p>
          </table:table-cell>
          <table:table-cell office:value-type="float" office:value="52.3573766" calcext:value-type="float">
            <text:p>52,3573766</text:p>
          </table:table-cell>
          <table:table-cell office:value-type="float" office:value="48.0568702" calcext:value-type="float">
            <text:p>48,0568702</text:p>
          </table:table-cell>
          <table:table-cell office:value-type="float" office:value="50.8660936" calcext:value-type="float">
            <text:p>50,86609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.78606" calcext:value-type="float">
            <text:p>58,78606</text:p>
          </table:table-cell>
          <table:table-cell office:value-type="float" office:value="48.3937946" calcext:value-type="float">
            <text:p>48,3937946</text:p>
          </table:table-cell>
          <table:table-cell table:number-columns-repeated="2"/>
          <table:table-cell office:value-type="float" office:value="62.68661895" calcext:value-type="float">
            <text:p>62,68661895</text:p>
          </table:table-cell>
          <table:table-cell office:value-type="float" office:value="58.925846" calcext:value-type="float">
            <text:p>58,925846</text:p>
          </table:table-cell>
          <table:table-cell office:value-type="float" office:value="69.112354" calcext:value-type="float">
            <text:p>69,112354</text:p>
          </table:table-cell>
          <table:table-cell table:number-columns-repeated="2"/>
          <table:table-cell office:value-type="float" office:value="48.45482925" calcext:value-type="float">
            <text:p>48,45482925</text:p>
          </table:table-cell>
          <table:table-cell office:value-type="float" office:value="47.021912" calcext:value-type="float">
            <text:p>47,021912</text:p>
          </table:table-cell>
          <table:table-cell office:value-type="float" office:value="51.9846437" calcext:value-type="float">
            <text:p>51,9846437</text:p>
          </table:table-cell>
          <table:table-cell office:value-type="float" office:value="48.5821682" calcext:value-type="float">
            <text:p>48,5821682</text:p>
          </table:table-cell>
          <table:table-cell office:value-type="float" office:value="50.11124315" calcext:value-type="float">
            <text:p>50,111243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4.6832272" calcext:value-type="float">
            <text:p>64,6832272</text:p>
          </table:table-cell>
          <table:table-cell office:value-type="float" office:value="57.92531335" calcext:value-type="float">
            <text:p>57,92531335</text:p>
          </table:table-cell>
          <table:table-cell table:number-columns-repeated="2"/>
          <table:table-cell office:value-type="float" office:value="56.8960376" calcext:value-type="float">
            <text:p>56,8960376</text:p>
          </table:table-cell>
          <table:table-cell office:value-type="float" office:value="47.6039804" calcext:value-type="float">
            <text:p>47,6039804</text:p>
          </table:table-cell>
          <table:table-cell office:value-type="float" office:value="60.8696015" calcext:value-type="float">
            <text:p>60,8696015</text:p>
          </table:table-cell>
          <table:table-cell table:number-columns-repeated="2"/>
          <table:table-cell office:value-type="float" office:value="288.06529805" calcext:value-type="float">
            <text:p>288,06529805</text:p>
          </table:table-cell>
          <table:table-cell office:value-type="float" office:value="291.4833773" calcext:value-type="float">
            <text:p>291,4833773</text:p>
          </table:table-cell>
          <table:table-cell office:value-type="float" office:value="295.3957793" calcext:value-type="float">
            <text:p>295,3957793</text:p>
          </table:table-cell>
          <table:table-cell office:value-type="float" office:value="291.5041597" calcext:value-type="float">
            <text:p>291,5041597</text:p>
          </table:table-cell>
          <table:table-cell office:value-type="float" office:value="297.93312785" calcext:value-type="float">
            <text:p>297,933127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0.9862684" calcext:value-type="float">
            <text:p>70,9862684</text:p>
          </table:table-cell>
          <table:table-cell office:value-type="float" office:value="59.2331159" calcext:value-type="float">
            <text:p>59,2331159</text:p>
          </table:table-cell>
          <table:table-cell table:number-columns-repeated="2"/>
          <table:table-cell office:value-type="float" office:value="55.61377465" calcext:value-type="float">
            <text:p>55,61377465</text:p>
          </table:table-cell>
          <table:table-cell office:value-type="float" office:value="48.6387308" calcext:value-type="float">
            <text:p>48,6387308</text:p>
          </table:table-cell>
          <table:table-cell office:value-type="float" office:value="60.56480545" calcext:value-type="float">
            <text:p>60,56480545</text:p>
          </table:table-cell>
          <table:table-cell table:number-columns-repeated="2"/>
          <table:table-cell office:value-type="float" office:value="285.1953224" calcext:value-type="float">
            <text:p>285,1953224</text:p>
          </table:table-cell>
          <table:table-cell office:value-type="float" office:value="288.81022515" calcext:value-type="float">
            <text:p>288,81022515</text:p>
          </table:table-cell>
          <table:table-cell office:value-type="float" office:value="292.4876997" calcext:value-type="float">
            <text:p>292,4876997</text:p>
          </table:table-cell>
          <table:table-cell office:value-type="float" office:value="289.89833085" calcext:value-type="float">
            <text:p>289,89833085</text:p>
          </table:table-cell>
          <table:table-cell office:value-type="float" office:value="294.0795755" calcext:value-type="float">
            <text:p>294,07957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0.206645" calcext:value-type="float">
            <text:p>70,206645</text:p>
          </table:table-cell>
          <table:table-cell office:value-type="float" office:value="60.1458369" calcext:value-type="float">
            <text:p>60,1458369</text:p>
          </table:table-cell>
          <table:table-cell table:number-columns-repeated="2"/>
          <table:table-cell office:value-type="float" office:value="52.74211225" calcext:value-type="float">
            <text:p>52,74211225</text:p>
          </table:table-cell>
          <table:table-cell office:value-type="float" office:value="49.6993751" calcext:value-type="float">
            <text:p>49,6993751</text:p>
          </table:table-cell>
          <table:table-cell office:value-type="float" office:value="59.6972433" calcext:value-type="float">
            <text:p>59,6972433</text:p>
          </table:table-cell>
          <table:table-cell table:number-columns-repeated="2"/>
          <table:table-cell office:value-type="float" office:value="238.84586575" calcext:value-type="float">
            <text:p>238,84586575</text:p>
          </table:table-cell>
          <table:table-cell office:value-type="float" office:value="246.1161165" calcext:value-type="float">
            <text:p>246,1161165</text:p>
          </table:table-cell>
          <table:table-cell office:value-type="float" office:value="253.15381845" calcext:value-type="float">
            <text:p>253,15381845</text:p>
          </table:table-cell>
          <table:table-cell office:value-type="float" office:value="245.5621051" calcext:value-type="float">
            <text:p>245,5621051</text:p>
          </table:table-cell>
          <table:table-cell office:value-type="float" office:value="256.40290915" calcext:value-type="float">
            <text:p>256,402909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0.7281004" calcext:value-type="float">
            <text:p>280,7281004</text:p>
          </table:table-cell>
          <table:table-cell office:value-type="float" office:value="225.886015" calcext:value-type="float">
            <text:p>225,886015</text:p>
          </table:table-cell>
          <table:table-cell table:number-columns-repeated="2"/>
          <table:table-cell table:style-name="ce10" table:formula="of:=SUM([.F31:.F66])" office:value-type="float" office:value="5616.9672683" calcext:value-type="float">
            <text:p>5616,9672683</text:p>
          </table:table-cell>
          <table:table-cell table:style-name="ce10" table:formula="of:=SUM([.G31:.G66])" office:value-type="float" office:value="5044.6027351" calcext:value-type="float">
            <text:p>5044,6027351</text:p>
          </table:table-cell>
          <table:table-cell table:style-name="ce10" table:formula="of:=SUM([.H31:.H66])" office:value-type="float" office:value="6009.40739645" calcext:value-type="float">
            <text:p>6009,40739645</text:p>
          </table:table-cell>
          <table:table-cell table:number-columns-repeated="2"/>
          <table:table-cell office:value-type="float" office:value="235.9945022" calcext:value-type="float">
            <text:p>235,9945022</text:p>
          </table:table-cell>
          <table:table-cell office:value-type="float" office:value="248.9207117" calcext:value-type="float">
            <text:p>248,9207117</text:p>
          </table:table-cell>
          <table:table-cell office:value-type="float" office:value="254.7318014" calcext:value-type="float">
            <text:p>254,7318014</text:p>
          </table:table-cell>
          <table:table-cell office:value-type="float" office:value="246.4043767" calcext:value-type="float">
            <text:p>246,4043767</text:p>
          </table:table-cell>
          <table:table-cell office:value-type="float" office:value="253.27024495" calcext:value-type="float">
            <text:p>253,270244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0.2415878" calcext:value-type="float">
            <text:p>280,2415878</text:p>
          </table:table-cell>
          <table:table-cell office:value-type="float" office:value="226.47899465" calcext:value-type="float">
            <text:p>226,47899465</text:p>
          </table:table-cell>
          <table:table-cell table:number-columns-repeated="2"/>
          <table:table-cell table:formula="of:=([.F67]/[.G67])*100" office:value-type="float" office:value="111.346077446645" calcext:value-type="float">
            <text:p>111,346077446645</text:p>
          </table:table-cell>
          <table:table-cell/>
          <table:table-cell table:formula="of:=([.H67]/[.G67])*100" office:value-type="float" office:value="119.125483452581" calcext:value-type="float">
            <text:p>119,125483452581</text:p>
          </table:table-cell>
          <table:table-cell table:number-columns-repeated="2"/>
          <table:table-cell office:value-type="float" office:value="69.97050875" calcext:value-type="float">
            <text:p>69,97050875</text:p>
          </table:table-cell>
          <table:table-cell office:value-type="float" office:value="70.3065499" calcext:value-type="float">
            <text:p>70,3065499</text:p>
          </table:table-cell>
          <table:table-cell office:value-type="float" office:value="70.6626125" calcext:value-type="float">
            <text:p>70,6626125</text:p>
          </table:table-cell>
          <table:table-cell office:value-type="float" office:value="64.78944855" calcext:value-type="float">
            <text:p>64,78944855</text:p>
          </table:table-cell>
          <table:table-cell office:value-type="float" office:value="71.39182655" calcext:value-type="float">
            <text:p>71,391826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8.22220895" calcext:value-type="float">
            <text:p>278,22220895</text:p>
          </table:table-cell>
          <table:table-cell office:value-type="float" office:value="221.9841825" calcext:value-type="float">
            <text:p>221,9841825</text:p>
          </table:table-cell>
          <table:table-cell table:number-columns-repeated="7"/>
          <table:table-cell office:value-type="float" office:value="63.174529" calcext:value-type="float">
            <text:p>63,174529</text:p>
          </table:table-cell>
          <table:table-cell office:value-type="float" office:value="68.8843619" calcext:value-type="float">
            <text:p>68,8843619</text:p>
          </table:table-cell>
          <table:table-cell office:value-type="float" office:value="67.5121726" calcext:value-type="float">
            <text:p>67,5121726</text:p>
          </table:table-cell>
          <table:table-cell office:value-type="float" office:value="70.6568568" calcext:value-type="float">
            <text:p>70,6568568</text:p>
          </table:table-cell>
          <table:table-cell office:value-type="float" office:value="71.71322835" calcext:value-type="float">
            <text:p>71,713228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3.3159441" calcext:value-type="float">
            <text:p>263,3159441</text:p>
          </table:table-cell>
          <table:table-cell office:value-type="float" office:value="190.76545235" calcext:value-type="float">
            <text:p>190,76545235</text:p>
          </table:table-cell>
          <table:table-cell table:number-columns-repeated="7"/>
          <table:table-cell office:value-type="float" office:value="57.7589448" calcext:value-type="float">
            <text:p>57,7589448</text:p>
          </table:table-cell>
          <table:table-cell office:value-type="float" office:value="60.15958175" calcext:value-type="float">
            <text:p>60,15958175</text:p>
          </table:table-cell>
          <table:table-cell office:value-type="float" office:value="60.7945166" calcext:value-type="float">
            <text:p>60,7945166</text:p>
          </table:table-cell>
          <table:table-cell office:value-type="float" office:value="56.75283995" calcext:value-type="float">
            <text:p>56,75283995</text:p>
          </table:table-cell>
          <table:table-cell office:value-type="float" office:value="63.2630741" calcext:value-type="float">
            <text:p>63,26307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6.55736705" calcext:value-type="float">
            <text:p>266,55736705</text:p>
          </table:table-cell>
          <table:table-cell office:value-type="float" office:value="187.7651181" calcext:value-type="float">
            <text:p>187,7651181</text:p>
          </table:table-cell>
          <table:table-cell table:number-columns-repeated="7"/>
          <table:table-cell office:value-type="float" office:value="56.7260094" calcext:value-type="float">
            <text:p>56,7260094</text:p>
          </table:table-cell>
          <table:table-cell office:value-type="float" office:value="62.58150375" calcext:value-type="float">
            <text:p>62,58150375</text:p>
          </table:table-cell>
          <table:table-cell office:value-type="float" office:value="62.8228252" calcext:value-type="float">
            <text:p>62,8228252</text:p>
          </table:table-cell>
          <table:table-cell office:value-type="float" office:value="61.4929579" calcext:value-type="float">
            <text:p>61,4929579</text:p>
          </table:table-cell>
          <table:table-cell office:value-type="float" office:value="63.5291393" calcext:value-type="float">
            <text:p>63,52913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9.48422815" calcext:value-type="float">
            <text:p>259,48422815</text:p>
          </table:table-cell>
          <table:table-cell office:value-type="float" office:value="190.7123184" calcext:value-type="float">
            <text:p>190,7123184</text:p>
          </table:table-cell>
          <table:table-cell table:number-columns-repeated="7"/>
          <table:table-cell office:value-type="float" office:value="289.5093235" calcext:value-type="float">
            <text:p>289,5093235</text:p>
          </table:table-cell>
          <table:table-cell office:value-type="float" office:value="291.06798085" calcext:value-type="float">
            <text:p>291,06798085</text:p>
          </table:table-cell>
          <table:table-cell office:value-type="float" office:value="295.6250624" calcext:value-type="float">
            <text:p>295,6250624</text:p>
          </table:table-cell>
          <table:table-cell office:value-type="float" office:value="292.46250835" calcext:value-type="float">
            <text:p>292,46250835</text:p>
          </table:table-cell>
          <table:table-cell office:value-type="float" office:value="293.44467985" calcext:value-type="float">
            <text:p>293,444679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1.75884305" calcext:value-type="float">
            <text:p>291,75884305</text:p>
          </table:table-cell>
          <table:table-cell office:value-type="float" office:value="245.19726395" calcext:value-type="float">
            <text:p>245,19726395</text:p>
          </table:table-cell>
          <table:table-cell table:number-columns-repeated="7"/>
          <table:table-cell office:value-type="float" office:value="290.76130535" calcext:value-type="float">
            <text:p>290,76130535</text:p>
          </table:table-cell>
          <table:table-cell office:value-type="float" office:value="289.8181143" calcext:value-type="float">
            <text:p>289,8181143</text:p>
          </table:table-cell>
          <table:table-cell office:value-type="float" office:value="294.2963729" calcext:value-type="float">
            <text:p>294,2963729</text:p>
          </table:table-cell>
          <table:table-cell office:value-type="float" office:value="287.80997965" calcext:value-type="float">
            <text:p>287,80997965</text:p>
          </table:table-cell>
          <table:table-cell office:value-type="float" office:value="295.5506535" calcext:value-type="float">
            <text:p>295,55065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0.5360488" calcext:value-type="float">
            <text:p>290,5360488</text:p>
          </table:table-cell>
          <table:table-cell office:value-type="float" office:value="246.3474856" calcext:value-type="float">
            <text:p>246,3474856</text:p>
          </table:table-cell>
          <table:table-cell table:number-columns-repeated="7"/>
          <table:table-cell office:value-type="float" office:value="244.118022" calcext:value-type="float">
            <text:p>244,118022</text:p>
          </table:table-cell>
          <table:table-cell office:value-type="float" office:value="247.6889311" calcext:value-type="float">
            <text:p>247,6889311</text:p>
          </table:table-cell>
          <table:table-cell office:value-type="float" office:value="255.54234675" calcext:value-type="float">
            <text:p>255,54234675</text:p>
          </table:table-cell>
          <table:table-cell office:value-type="float" office:value="243.2169172" calcext:value-type="float">
            <text:p>243,2169172</text:p>
          </table:table-cell>
          <table:table-cell office:value-type="float" office:value="256.02779065" calcext:value-type="float">
            <text:p>256,027790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8.61097005" calcext:value-type="float">
            <text:p>288,61097005</text:p>
          </table:table-cell>
          <table:table-cell office:value-type="float" office:value="246.95076025" calcext:value-type="float">
            <text:p>246,95076025</text:p>
          </table:table-cell>
          <table:table-cell table:number-columns-repeated="7"/>
          <table:table-cell office:value-type="float" office:value="235.52039025" calcext:value-type="float">
            <text:p>235,52039025</text:p>
          </table:table-cell>
          <table:table-cell office:value-type="float" office:value="247.1039608" calcext:value-type="float">
            <text:p>247,1039608</text:p>
          </table:table-cell>
          <table:table-cell office:value-type="float" office:value="257.14607555" calcext:value-type="float">
            <text:p>257,14607555</text:p>
          </table:table-cell>
          <table:table-cell office:value-type="float" office:value="245.55554665" calcext:value-type="float">
            <text:p>245,55554665</text:p>
          </table:table-cell>
          <table:table-cell office:value-type="float" office:value="253.11107145" calcext:value-type="float">
            <text:p>253,111071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4.10910425" calcext:value-type="float">
            <text:p>64,10910425</text:p>
          </table:table-cell>
          <table:table-cell office:value-type="float" office:value="53.5883538" calcext:value-type="float">
            <text:p>53,5883538</text:p>
          </table:table-cell>
          <table:table-cell table:number-columns-repeated="7"/>
          <table:table-cell office:value-type="float" office:value="65.67997455" calcext:value-type="float">
            <text:p>65,67997455</text:p>
          </table:table-cell>
          <table:table-cell office:value-type="float" office:value="67.7179827" calcext:value-type="float">
            <text:p>67,7179827</text:p>
          </table:table-cell>
          <table:table-cell office:value-type="float" office:value="70.2224233" calcext:value-type="float">
            <text:p>70,2224233</text:p>
          </table:table-cell>
          <table:table-cell office:value-type="float" office:value="71.79442255" calcext:value-type="float">
            <text:p>71,79442255</text:p>
          </table:table-cell>
          <table:table-cell office:value-type="float" office:value="70.81155415" calcext:value-type="float">
            <text:p>70,811554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.1650349" calcext:value-type="float">
            <text:p>63,1650349</text:p>
          </table:table-cell>
          <table:table-cell office:value-type="float" office:value="54.689448" calcext:value-type="float">
            <text:p>54,689448</text:p>
          </table:table-cell>
          <table:table-cell table:number-columns-repeated="7"/>
          <table:table-cell office:value-type="float" office:value="65.48841355" calcext:value-type="float">
            <text:p>65,48841355</text:p>
          </table:table-cell>
          <table:table-cell office:value-type="float" office:value="67.42474355" calcext:value-type="float">
            <text:p>67,42474355</text:p>
          </table:table-cell>
          <table:table-cell office:value-type="float" office:value="72.4017387" calcext:value-type="float">
            <text:p>72,4017387</text:p>
          </table:table-cell>
          <table:table-cell office:value-type="float" office:value="68.7240007" calcext:value-type="float">
            <text:p>68,7240007</text:p>
          </table:table-cell>
          <table:table-cell office:value-type="float" office:value="70.32159895" calcext:value-type="float">
            <text:p>70,321598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6.3605358" calcext:value-type="float">
            <text:p>66,3605358</text:p>
          </table:table-cell>
          <table:table-cell office:value-type="float" office:value="55.6884915" calcext:value-type="float">
            <text:p>55,6884915</text:p>
          </table:table-cell>
          <table:table-cell table:number-columns-repeated="7"/>
          <table:table-cell office:value-type="float" office:value="56.192351" calcext:value-type="float">
            <text:p>56,192351</text:p>
          </table:table-cell>
          <table:table-cell office:value-type="float" office:value="57.2699303" calcext:value-type="float">
            <text:p>57,2699303</text:p>
          </table:table-cell>
          <table:table-cell office:value-type="float" office:value="61.40793035" calcext:value-type="float">
            <text:p>61,40793035</text:p>
          </table:table-cell>
          <table:table-cell office:value-type="float" office:value="61.5745824" calcext:value-type="float">
            <text:p>61,5745824</text:p>
          </table:table-cell>
          <table:table-cell office:value-type="float" office:value="62.20214195" calcext:value-type="float">
            <text:p>62,202141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.791935" calcext:value-type="float">
            <text:p>55,791935</text:p>
          </table:table-cell>
          <table:table-cell office:value-type="float" office:value="49.28666755" calcext:value-type="float">
            <text:p>49,28666755</text:p>
          </table:table-cell>
          <table:table-cell table:number-columns-repeated="7"/>
          <table:table-cell office:value-type="float" office:value="58.1657388" calcext:value-type="float">
            <text:p>58,1657388</text:p>
          </table:table-cell>
          <table:table-cell office:value-type="float" office:value="58.3735356" calcext:value-type="float">
            <text:p>58,3735356</text:p>
          </table:table-cell>
          <table:table-cell office:value-type="float" office:value="62.5971339" calcext:value-type="float">
            <text:p>62,5971339</text:p>
          </table:table-cell>
          <table:table-cell office:value-type="float" office:value="60.6077528" calcext:value-type="float">
            <text:p>60,6077528</text:p>
          </table:table-cell>
          <table:table-cell office:value-type="float" office:value="64.51056705" calcext:value-type="float">
            <text:p>64,510567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.22627095" calcext:value-type="float">
            <text:p>55,22627095</text:p>
          </table:table-cell>
          <table:table-cell office:value-type="float" office:value="48.315354" calcext:value-type="float">
            <text:p>48,315354</text:p>
          </table:table-cell>
          <table:table-cell table:number-columns-repeated="7"/>
          <table:table-cell table:style-name="ce2" table:formula="of:=SUM([.K32:.K79])" office:value-type="float" office:value="7302.95797525" calcext:value-type="float">
            <text:p>7302,95797525</text:p>
          </table:table-cell>
          <table:table-cell table:style-name="ce2" table:formula="of:=SUM([.L32:.L79])" office:value-type="float" office:value="7418.99093105" calcext:value-type="float">
            <text:p>7418,99093105</text:p>
          </table:table-cell>
          <table:table-cell table:style-name="ce2" table:formula="of:=SUM([.M32:.M79])" office:value-type="float" office:value="7575.23245465" calcext:value-type="float">
            <text:p>7575,23245465</text:p>
          </table:table-cell>
          <table:table-cell table:style-name="ce2" table:formula="of:=SUM([.N32:.N79])" office:value-type="float" office:value="7408.69101945" calcext:value-type="float">
            <text:p>7408,69101945</text:p>
          </table:table-cell>
          <table:table-cell table:style-name="ce2" table:formula="of:=SUM([.O32:.O79])" office:value-type="float" office:value="7597.8623686" calcext:value-type="float">
            <text:p>7597,86236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.72284095" calcext:value-type="float">
            <text:p>58,72284095</text:p>
          </table:table-cell>
          <table:table-cell office:value-type="float" office:value="49.0330598" calcext:value-type="float">
            <text:p>49,0330598</text:p>
          </table:table-cell>
          <table:table-cell table:number-columns-repeated="8"/>
          <table:table-cell table:formula="of:=([.L80]/[.K80])*100" office:value-type="float" office:value="101.588848740377" calcext:value-type="float">
            <text:p>101,588848740377</text:p>
          </table:table-cell>
          <table:table-cell table:formula="of:=([.M80]/[.K80])*100" office:value-type="float" office:value="103.72827668354" calcext:value-type="float">
            <text:p>103,72827668354</text:p>
          </table:table-cell>
          <table:table-cell/>
          <table:table-cell table:formula="of:=([.O80]/[.N80])*100" office:value-type="float" office:value="102.553370745971" calcext:value-type="float">
            <text:p>102,553370745971</text:p>
          </table:table-cell>
          <table:table-cell table:number-columns-repeated="2"/>
          <table:table-cell table:style-name="ce2" table:number-columns-repeated="5"/>
          <table:table-cell table:number-columns-repeated="13"/>
        </table:table-row>
        <table:table-row table:style-name="ro1">
          <table:table-cell/>
          <table:table-cell office:value-type="float" office:value="67.45526515" calcext:value-type="float">
            <text:p>67,45526515</text:p>
          </table:table-cell>
          <table:table-cell office:value-type="float" office:value="57.8663219" calcext:value-type="float">
            <text:p>57,8663219</text:p>
          </table:table-cell>
          <table:table-cell table:number-columns-repeated="10"/>
          <table:table-cell table:formula="of:=([.N80]/[.K80])*100" office:value-type="float" office:value="101.447811209627" calcext:value-type="float">
            <text:p>101,44781120962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9.0939808" calcext:value-type="float">
            <text:p>69,0939808</text:p>
          </table:table-cell>
          <table:table-cell office:value-type="float" office:value="59.6011005" calcext:value-type="float">
            <text:p>59,6011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8.9779569" calcext:value-type="float">
            <text:p>68,9779569</text:p>
          </table:table-cell>
          <table:table-cell office:value-type="float" office:value="59.287835" calcext:value-type="float">
            <text:p>59,287835</text:p>
          </table:table-cell>
          <table:table-cell table:number-columns-repeated="32"/>
        </table:table-row>
        <table:table-row table:style-name="ro1">
          <table:table-cell/>
          <table:table-cell table:style-name="ce8" table:formula="of:=SUM([.B31:.B84])" office:value-type="float" office:value="9230.81598485" calcext:value-type="float">
            <text:p>9230,81598485</text:p>
          </table:table-cell>
          <table:table-cell table:style-name="ce8" table:formula="of:=SUM([.C31:.C84])" office:value-type="float" office:value="7375.17076285" calcext:value-type="float">
            <text:p>7375,17076285</text:p>
          </table:table-cell>
          <table:table-cell table:number-columns-repeated="32"/>
        </table:table-row>
        <table:table-row table:style-name="ro1">
          <table:table-cell/>
          <table:table-cell table:formula="of:=([.B85]/[.C85])*100" office:value-type="float" office:value="125.160708567552" calcext:value-type="float">
            <text:p>125,160708567552</text:p>
          </table:table-cell>
          <table:table-cell table:number-columns-repeated="33"/>
        </table:table-row>
        <table:table-row table:style-name="ro1" table:number-rows-repeated="24">
          <table:table-cell table:number-columns-repeated="35"/>
        </table:table-row>
        <table:table-row table:style-name="ro1">
          <table:table-cell table:number-columns-repeated="10"/>
          <table:table-cell table:style-name="ce2" table:number-columns-repeated="5"/>
          <table:table-cell table:number-columns-repeated="20"/>
        </table:table-row>
        <calcext:conditional-formats>
          <calcext:conditional-format calcext:target-range-address="Feuille1.R49:Feuille1.AF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euille1.B22:Feuille1.D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euille1.B85:Feuille1.C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euille1.F67:Feuille1.H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euille1.F27:Feuille1.N2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18:59:57.945574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8:58:42.118667252</meta:creation-date>
    <dc:date>2024-02-23T19:21:35.785145093</dc:date>
    <meta:editing-duration>PT1H42M15S</meta:editing-duration>
    <meta:editing-cycles>14</meta:editing-cycles>
    <meta:generator>LibreOffice/7.0.4.2$Linux_X86_64 LibreOffice_project/00$Build-2</meta:generator>
    <meta:document-statistic meta:table-count="1" meta:cell-count="993" meta:object-count="0"/>
  </office:meta>
</office:document-meta>
</file>